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3" style:family="table-cell" style:parent-style-name="Default">
      <style:table-cell-properties fo:background-color="#ffffd7" fo:border="0.06pt solid #000000"/>
      <style:text-properties fo:color="#000000"/>
    </style:style>
    <style:style style:name="ce7" style:family="table-cell" style:parent-style-name="Default">
      <style:table-cell-properties fo:background-color="#ffffd7" fo:border="0.06pt solid #000000"/>
    </style:style>
    <style:style style:name="ce5" style:family="table-cell" style:parent-style-name="Default">
      <style:table-cell-properties fo:background-color="#ffdbb6" fo:border="0.06pt solid #000000"/>
    </style:style>
    <style:style style:name="ce6" style:family="table-cell" style:parent-style-name="Default">
      <style:table-cell-properties fo:background-color="#ffd7d7" fo:border="0.06pt solid #000000"/>
    </style:style>
    <style:style style:name="ce8" style:family="table-cell" style:parent-style-name="Default">
      <style:table-cell-properties fo:background-color="#e0c2cd" fo:border="0.06pt solid #000000"/>
    </style:style>
    <style:style style:name="ce10" style:family="table-cell" style:parent-style-name="Default">
      <style:table-cell-properties fo:background-color="#dee6ef" fo:border="0.06pt solid #000000"/>
    </style:style>
    <style:style style:name="ce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20" style:family="table-cell" style:parent-style-name="Default">
      <style:table-cell-properties fo:background-color="#ffffd7" fo:wrap-option="wrap" fo:border="0.06pt solid #000000"/>
      <style:text-properties fo:color="#000000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d7" fo:wrap-option="wrap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dbb6" fo:wrap-option="wrap" fo:border="0.06pt solid #000000"/>
    </style:style>
    <style:style style:name="ce2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ffd7d7" fo:wrap-option="wrap" fo:border="0.06pt solid #000000"/>
    </style:style>
    <style:style style:name="ce3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e0c2cd" fo:wrap-option="wrap" fo:border="0.06pt solid #000000"/>
    </style:style>
    <style:style style:name="ce3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dee6ef" fo:wrap-option="wrap" fo:border="0.06pt solid #000000"/>
    </style:style>
    <style:style style:name="ce4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</style:style>
    <style:style style:name="ce6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</style:style>
    <style:style style:name="ce6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end" fo:margin-left="0cm"/>
    </style:style>
    <style:style style:name="ce69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style:rotation-angle="90"/>
      <style:text-properties fo:color="#c9211e"/>
    </style:style>
    <style:style style:name="ce48" style:family="table-cell" style:parent-style-name="Default">
      <style:table-cell-properties fo:background-color="#ffffd7" fo:border="0.06pt solid #000000"/>
      <style:text-properties fo:color="#c9211e"/>
    </style:style>
    <style:style style:name="ce49" style:family="table-cell" style:parent-style-name="Default">
      <style:table-cell-properties fo:background-color="#ffdbb6" fo:border="0.06pt solid #000000"/>
      <style:text-properties fo:color="#c9211e"/>
    </style:style>
    <style:style style:name="ce50" style:family="table-cell" style:parent-style-name="Default">
      <style:table-cell-properties fo:background-color="#ffd7d7" fo:border="0.06pt solid #000000"/>
      <style:text-properties fo:color="#c9211e"/>
    </style:style>
    <style:style style:name="ce51" style:family="table-cell" style:parent-style-name="Default">
      <style:table-cell-properties fo:background-color="#e0c2cd" fo:border="0.06pt solid #000000"/>
      <style:text-properties fo:color="#c9211e"/>
    </style:style>
    <style:style style:name="ce52" style:family="table-cell" style:parent-style-name="Default">
      <style:table-cell-properties fo:background-color="#dee6ef" fo:border="0.06pt solid #000000"/>
      <style:text-properties fo:color="#c9211e"/>
    </style:style>
    <style:style style:name="ce53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ce53"/>
        <table:table-column table:style-name="co6" table:default-cell-style-name="Default"/>
        <table:table-column table:style-name="co6" table:number-columns-repeated="2" table:default-cell-style-name="ce53"/>
        <table:table-column table:style-name="co8" table:default-cell-style-name="ce53"/>
        <table:table-column table:style-name="co9" table:default-cell-style-name="ce53"/>
        <table:table-column table:style-name="co6" table:default-cell-style-name="ce53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put Source</text:p>
          </table:table-cell>
          <table:table-cell table:style-name="ce1" office:value-type="string" calcext:value-type="string">
            <text:p>Measurement styl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easurement</text:p>
            <text:p> Duration [s]</text:p>
          </table:table-cell>
          <table:table-cell table:style-name="ce1" office:value-type="string" calcext:value-type="string">
            <text:p>Jetson Nano</text:p>
            <text:p>Power Mode</text:p>
          </table:table-cell>
          <table:table-cell table:style-name="ce1" office:value-type="string" calcext:value-type="string">
            <text:p>Average Power [w]</text:p>
          </table:table-cell>
          <table:table-cell table:style-name="ce1" office:value-type="string" calcext:value-type="string">
            <text:p>Energy consumed [J]</text:p>
          </table:table-cell>
          <table:table-cell table:style-name="ce47" office:value-type="string" calcext:value-type="string">
            <text:p>Energy Consumed [Wh] <text:s/></text:p>
          </table:table-cell>
          <table:table-cell table:style-name="ce1" office:value-type="string" calcext:value-type="string">
            <text:p>Average frame </text:p>
            <text:p>Inference time [s]</text:p>
          </table:table-cell>
          <table:table-cell table:style-name="ce47" office:value-type="string" calcext:value-type="string">
            <text:p>Average FPS</text:p>
          </table:table-cell>
          <table:table-cell table:style-name="ce47" office:value-type="string" calcext:value-type="string">
            <text:p>Frame Count</text:p>
          </table:table-cell>
          <table:table-cell table:style-name="ce47" office:value-type="string" calcext:value-type="string">
            <text:p>Energy consumed </text:p>
            <text:p>Per frame [J/frame]</text:p>
          </table:table-cell>
          <table:table-cell table:style-name="ce47" office:value-type="string" calcext:value-type="string">
            <text:p>Energy consumed</text:p>
            <text:p> Per frame [Wh/frame]</text:p>
          </table:table-cell>
          <table:table-cell table:style-name="ce47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yolov5n_30s_cpu_webcam#1.csv</text:p>
          </table:table-cell>
          <table:table-cell table:style-name="ce19" office:value-type="string" calcext:value-type="string" table:number-columns-spanned="1" table:number-rows-spanned="23">
            <text:p>YOLOv5n</text:p>
          </table:table-cell>
          <table:table-cell table:style-name="ce41" office:value-type="string" calcext:value-type="string" table:number-columns-spanned="1" table:number-rows-spanned="13">
            <text:p>Webcam</text:p>
            <text:p>(640 x 480)</text:p>
          </table:table-cell>
          <table:table-cell table:style-name="ce41" office:value-type="string" calcext:value-type="string" table:number-columns-spanned="1" table:number-rows-spanned="18">
            <text:p>Continuous</text:p>
          </table:table-cell>
          <table:table-cell table:style-name="ce34" office:value-type="string" calcext:value-type="string" table:number-columns-spanned="1" table:number-rows-spanned="2">
            <text:p>Jetson Nano (CPU)</text:p>
          </table:table-cell>
          <table:table-cell table:style-name="ce3" office:value-type="float" office:value="30" calcext:value-type="float">
            <text:p>30</text:p>
          </table:table-cell>
          <table:table-cell table:style-name="ce41" office:value-type="string" calcext:value-type="string" table:number-columns-spanned="1" table:number-rows-spanned="9">
            <text:p>HIGH (10W )</text:p>
          </table:table-cell>
          <table:table-cell table:style-name="ce3" office:value-type="float" office:value="5.75878" calcext:value-type="float">
            <text:p>5.75878</text:p>
          </table:table-cell>
          <table:table-cell table:style-name="ce3" office:value-type="float" office:value="172.778" calcext:value-type="float">
            <text:p>172.778</text:p>
          </table:table-cell>
          <table:table-cell table:style-name="ce48" table:formula="of:=ROUND([.I2]/3600;5)" office:value-type="float" office:value="0.04799" calcext:value-type="float">
            <text:p>0.04799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48" table:formula="of:=ROUND(1/ [.K2];2)" office:value-type="float" office:value="0.43" calcext:value-type="float">
            <text:p>0.43</text:p>
          </table:table-cell>
          <table:table-cell table:style-name="ce48" table:formula="of:= ROUND([.F2]/[.K2];0)" office:value-type="float" office:value="13" calcext:value-type="float">
            <text:p>13</text:p>
          </table:table-cell>
          <table:table-cell table:style-name="ce48" table:formula="of:=ROUND([.I2]/[.M2];10)" office:value-type="float" office:value="13.2906153846" calcext:value-type="float">
            <text:p>13.2906153846</text:p>
          </table:table-cell>
          <table:table-cell table:style-name="ce48" table:formula="of:=ROUND([.J2]/[.M2];10)" office:value-type="float" office:value="0.0036915385" calcext:value-type="float">
            <text:p>0.0036915385</text:p>
          </table:table-cell>
          <table:table-cell table:style-name="ce48" table:formula="of:=ROUND(([.J2]/[.M2])*1000;4)" office:value-type="float" office:value="3.6915" calcext:value-type="float">
            <text:p>3.691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30s_cpu_webcam#2.csv</text:p>
          </table:table-cell>
          <table:covered-table-cell table:style-name="ce20"/>
          <table:covered-table-cell table:number-columns-repeated="2" table:style-name="ce3"/>
          <table:covered-table-cell table:style-name="ce35"/>
          <table:table-cell table:style-name="ce3" office:value-type="float" office:value="60" calcext:value-type="float">
            <text:p>60</text:p>
          </table:table-cell>
          <table:covered-table-cell table:style-name="ce3"/>
          <table:table-cell table:style-name="ce3" office:value-type="float" office:value="5.78019" calcext:value-type="float">
            <text:p>5.78019</text:p>
          </table:table-cell>
          <table:table-cell table:style-name="ce3" office:value-type="float" office:value="346.878" calcext:value-type="float">
            <text:p>346.878</text:p>
          </table:table-cell>
          <table:table-cell table:style-name="ce48" table:formula="of:=ROUND([.I3]/3600;5)" office:value-type="float" office:value="0.09636" calcext:value-type="float">
            <text:p>0.09636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48" table:formula="of:=ROUND(1/ [.K3];2)" office:value-type="float" office:value="0.43" calcext:value-type="float">
            <text:p>0.43</text:p>
          </table:table-cell>
          <table:table-cell table:style-name="ce48" table:formula="of:= ROUND([.F3]/[.K3];0)" office:value-type="float" office:value="26" calcext:value-type="float">
            <text:p>26</text:p>
          </table:table-cell>
          <table:table-cell table:style-name="ce48" table:formula="of:=ROUND([.I3]/[.M3];10)" office:value-type="float" office:value="13.3414615385" calcext:value-type="float">
            <text:p>13.3414615385</text:p>
          </table:table-cell>
          <table:table-cell table:style-name="ce48" table:formula="of:=ROUND([.J3]/[.M3];10)" office:value-type="float" office:value="0.0037061538" calcext:value-type="float">
            <text:p>0.0037061538</text:p>
          </table:table-cell>
          <table:table-cell table:style-name="ce48" table:formula="of:=ROUND(([.J3]/[.M3])*1000;4)" office:value-type="float" office:value="3.7062" calcext:value-type="float">
            <text:p>3.706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webcam#1.csv</text:p>
          </table:table-cell>
          <table:covered-table-cell table:style-name="ce21"/>
          <table:covered-table-cell table:number-columns-repeated="2" table:style-name="ce44"/>
          <table:table-cell table:style-name="ce56" office:value-type="string" calcext:value-type="string" table:number-columns-spanned="1" table:number-rows-spanned="21">
            <text:p>Jetson Nano (GPU)</text:p>
          </table:table-cell>
          <table:table-cell table:style-name="ce46" office:value-type="float" office:value="10" calcext:value-type="float" table:number-columns-spanned="1" table:number-rows-spanned="5">
            <text:p>10</text:p>
          </table:table-cell>
          <table:covered-table-cell table:style-name="ce44" office:value-type="string" calcext:value-type="string">
            <text:p>HIGH (10W )</text:p>
          </table:covered-table-cell>
          <table:table-cell table:style-name="ce7" office:value-type="float" office:value="10.0869" calcext:value-type="float">
            <text:p>10.0869</text:p>
          </table:table-cell>
          <table:table-cell table:style-name="ce7" office:value-type="float" office:value="100.838" calcext:value-type="float">
            <text:p>100.838</text:p>
          </table:table-cell>
          <table:table-cell table:style-name="ce48" table:formula="of:=ROUND([.I4]/3600;5)" office:value-type="float" office:value="0.02801" calcext:value-type="float">
            <text:p>0.02801</text:p>
          </table:table-cell>
          <table:table-cell table:style-name="ce7" office:value-type="float" office:value="0.04071" calcext:value-type="float">
            <text:p>0.04071</text:p>
          </table:table-cell>
          <table:table-cell table:style-name="ce48" table:formula="of:=ROUND(1/ [.K4];2)" office:value-type="float" office:value="24.56" calcext:value-type="float">
            <text:p>24.56</text:p>
          </table:table-cell>
          <table:table-cell table:style-name="ce48" table:formula="of:= ROUND([.F4]/[.K4];0)" office:value-type="float" office:value="246" calcext:value-type="float">
            <text:p>246</text:p>
          </table:table-cell>
          <table:table-cell table:style-name="ce48" table:formula="of:=ROUND([.I4]/[.M4];10)" office:value-type="float" office:value="0.4099105691" calcext:value-type="float">
            <text:p>0.4099105691</text:p>
          </table:table-cell>
          <table:table-cell table:style-name="ce48" table:formula="of:=ROUND([.J4]/[.M4];10)" office:value-type="float" office:value="0.0001138618" calcext:value-type="float">
            <text:p>0.0001138618</text:p>
          </table:table-cell>
          <table:table-cell table:style-name="ce48" table:formula="of:=ROUND(([.J4]/[.M4])*1000;4)" office:value-type="float" office:value="0.1139" calcext:value-type="float">
            <text:p>0.1139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webcam#2.csv</text:p>
          </table:table-cell>
          <table:covered-table-cell table:style-name="ce22"/>
          <table:covered-table-cell table:number-columns-repeated="2" table:style-name="ce7"/>
          <table:covered-table-cell table:style-name="ce60" office:value-type="string" calcext:value-type="string">
            <text:p>Jetson Nano (GPU)</text:p>
          </table:covered-table-cell>
          <table:covered-table-cell table:style-name="ce7" office:value-type="float" office:value="10" calcext:value-type="float">
            <text:p>10</text:p>
          </table:covered-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1294" calcext:value-type="float">
            <text:p>10.1294</text:p>
          </table:table-cell>
          <table:table-cell table:style-name="ce7" office:value-type="float" office:value="101.246" calcext:value-type="float">
            <text:p>101.246</text:p>
          </table:table-cell>
          <table:table-cell table:style-name="ce48" table:formula="of:=ROUND([.I5]/3600;5)" office:value-type="float" office:value="0.02812" calcext:value-type="float">
            <text:p>0.02812</text:p>
          </table:table-cell>
          <table:table-cell table:style-name="ce7" office:value-type="float" office:value="0.04071" calcext:value-type="float">
            <text:p>0.04071</text:p>
          </table:table-cell>
          <table:table-cell table:style-name="ce48" table:formula="of:=ROUND(1/ [.K5];2)" office:value-type="float" office:value="24.56" calcext:value-type="float">
            <text:p>24.56</text:p>
          </table:table-cell>
          <table:table-cell table:style-name="ce48" table:formula="of:= ROUND([.F5]/[.K5];0)" office:value-type="float" office:value="246" calcext:value-type="float">
            <text:p>246</text:p>
          </table:table-cell>
          <table:table-cell table:style-name="ce48" table:formula="of:=ROUND([.I5]/[.M5];10)" office:value-type="float" office:value="0.4115691057" calcext:value-type="float">
            <text:p>0.4115691057</text:p>
          </table:table-cell>
          <table:table-cell table:style-name="ce48" table:formula="of:=ROUND([.J5]/[.M5];10)" office:value-type="float" office:value="0.0001143089" calcext:value-type="float">
            <text:p>0.0001143089</text:p>
          </table:table-cell>
          <table:table-cell table:style-name="ce48" table:formula="of:=ROUND(([.J5]/[.M5])*1000;4)" office:value-type="float" office:value="0.1143" calcext:value-type="float">
            <text:p>0.114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webcam#3.csv</text:p>
          </table:table-cell>
          <table:covered-table-cell table:style-name="ce22"/>
          <table:covered-table-cell table:number-columns-repeated="2" table:style-name="ce7"/>
          <table:covered-table-cell table:style-name="ce60" office:value-type="string" calcext:value-type="string">
            <text:p>Jetson Nano (GPU)</text:p>
          </table:covered-table-cell>
          <table:covered-table-cell table:style-name="ce7" office:value-type="float" office:value="10" calcext:value-type="float">
            <text:p>10</text:p>
          </table:covered-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1676" calcext:value-type="float">
            <text:p>10.1676</text:p>
          </table:table-cell>
          <table:table-cell table:style-name="ce7" office:value-type="float" office:value="101.652" calcext:value-type="float">
            <text:p>101.652</text:p>
          </table:table-cell>
          <table:table-cell table:style-name="ce48" table:formula="of:=ROUND([.I6]/3600;5)" office:value-type="float" office:value="0.02824" calcext:value-type="float">
            <text:p>0.02824</text:p>
          </table:table-cell>
          <table:table-cell table:style-name="ce7" office:value-type="float" office:value="0.04071" calcext:value-type="float">
            <text:p>0.04071</text:p>
          </table:table-cell>
          <table:table-cell table:style-name="ce48" table:formula="of:=ROUND(1/ [.K6];2)" office:value-type="float" office:value="24.56" calcext:value-type="float">
            <text:p>24.56</text:p>
          </table:table-cell>
          <table:table-cell table:style-name="ce48" table:formula="of:= ROUND([.F6]/[.K6];0)" office:value-type="float" office:value="246" calcext:value-type="float">
            <text:p>246</text:p>
          </table:table-cell>
          <table:table-cell table:style-name="ce48" table:formula="of:=ROUND([.I6]/[.M6];10)" office:value-type="float" office:value="0.4132195122" calcext:value-type="float">
            <text:p>0.4132195122</text:p>
          </table:table-cell>
          <table:table-cell table:style-name="ce48" table:formula="of:=ROUND([.J6]/[.M6];10)" office:value-type="float" office:value="0.0001147967" calcext:value-type="float">
            <text:p>0.0001147967</text:p>
          </table:table-cell>
          <table:table-cell table:style-name="ce48" table:formula="of:=ROUND(([.J6]/[.M6])*1000;4)" office:value-type="float" office:value="0.1148" calcext:value-type="float">
            <text:p>0.1148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webcam_no_objects#1.csv</text:p>
          </table:table-cell>
          <table:covered-table-cell table:style-name="ce22"/>
          <table:covered-table-cell table:number-columns-repeated="2" table:style-name="ce7"/>
          <table:covered-table-cell table:style-name="ce60" office:value-type="string" calcext:value-type="string">
            <text:p>Jetson Nano (GPU)</text:p>
          </table:covered-table-cell>
          <table:covered-table-cell table:style-name="ce7" office:value-type="float" office:value="10" calcext:value-type="float">
            <text:p>10</text:p>
          </table:covered-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0341" calcext:value-type="float">
            <text:p>10.0341</text:p>
          </table:table-cell>
          <table:table-cell table:style-name="ce7" office:value-type="float" office:value="100.284" calcext:value-type="float">
            <text:p>100.284</text:p>
          </table:table-cell>
          <table:table-cell table:style-name="ce48" table:formula="of:=ROUND([.I7]/3600;5)" office:value-type="float" office:value="0.02786" calcext:value-type="float">
            <text:p>0.02786</text:p>
          </table:table-cell>
          <table:table-cell table:style-name="ce7" office:value-type="float" office:value="0.04071" calcext:value-type="float">
            <text:p>0.04071</text:p>
          </table:table-cell>
          <table:table-cell table:style-name="ce48" table:formula="of:=ROUND(1/ [.K7];2)" office:value-type="float" office:value="24.56" calcext:value-type="float">
            <text:p>24.56</text:p>
          </table:table-cell>
          <table:table-cell table:style-name="ce48" table:formula="of:= ROUND([.F7]/[.K7];0)" office:value-type="float" office:value="246" calcext:value-type="float">
            <text:p>246</text:p>
          </table:table-cell>
          <table:table-cell table:style-name="ce48" table:formula="of:=ROUND([.I7]/[.M7];10)" office:value-type="float" office:value="0.4076585366" calcext:value-type="float">
            <text:p>0.4076585366</text:p>
          </table:table-cell>
          <table:table-cell table:style-name="ce48" table:formula="of:=ROUND([.J7]/[.M7];10)" office:value-type="float" office:value="0.000113252" calcext:value-type="float">
            <text:p>0.000113252</text:p>
          </table:table-cell>
          <table:table-cell table:style-name="ce48" table:formula="of:=ROUND(([.J7]/[.M7])*1000;4)" office:value-type="float" office:value="0.1133" calcext:value-type="float">
            <text:p>0.113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webcam_no_objects#2.csv</text:p>
          </table:table-cell>
          <table:covered-table-cell table:style-name="ce22"/>
          <table:covered-table-cell table:number-columns-repeated="2" table:style-name="ce7"/>
          <table:covered-table-cell table:style-name="ce60" office:value-type="string" calcext:value-type="string">
            <text:p>Jetson Nano (GPU)</text:p>
          </table:covered-table-cell>
          <table:covered-table-cell table:style-name="ce7" office:value-type="float" office:value="10" calcext:value-type="float">
            <text:p>10</text:p>
          </table:covered-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0591" calcext:value-type="float">
            <text:p>10.0591</text:p>
          </table:table-cell>
          <table:table-cell table:style-name="ce7" office:value-type="float" office:value="100.465" calcext:value-type="float">
            <text:p>100.465</text:p>
          </table:table-cell>
          <table:table-cell table:style-name="ce48" table:formula="of:=ROUND([.I8]/3600;5)" office:value-type="float" office:value="0.02791" calcext:value-type="float">
            <text:p>0.02791</text:p>
          </table:table-cell>
          <table:table-cell table:style-name="ce7" office:value-type="float" office:value="0.04071" calcext:value-type="float">
            <text:p>0.04071</text:p>
          </table:table-cell>
          <table:table-cell table:style-name="ce48" table:formula="of:=ROUND(1/ [.K8];2)" office:value-type="float" office:value="24.56" calcext:value-type="float">
            <text:p>24.56</text:p>
          </table:table-cell>
          <table:table-cell table:style-name="ce48" table:formula="of:= ROUND([.F8]/[.K8];0)" office:value-type="float" office:value="246" calcext:value-type="float">
            <text:p>246</text:p>
          </table:table-cell>
          <table:table-cell table:style-name="ce48" table:formula="of:=ROUND([.I8]/[.M8];10)" office:value-type="float" office:value="0.4083943089" calcext:value-type="float">
            <text:p>0.4083943089</text:p>
          </table:table-cell>
          <table:table-cell table:style-name="ce48" table:formula="of:=ROUND([.J8]/[.M8];10)" office:value-type="float" office:value="0.0001134553" calcext:value-type="float">
            <text:p>0.0001134553</text:p>
          </table:table-cell>
          <table:table-cell table:style-name="ce48" table:formula="of:=ROUND(([.J8]/[.M8])*1000;4)" office:value-type="float" office:value="0.1135" calcext:value-type="float">
            <text:p>0.1135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30s_webcam#1.csv</text:p>
          </table:table-cell>
          <table:covered-table-cell table:style-name="ce22"/>
          <table:covered-table-cell table:number-columns-repeated="2" table:style-name="ce7"/>
          <table:covered-table-cell table:style-name="ce60" office:value-type="string" calcext:value-type="string">
            <text:p>Jetson Nano (GPU)</text:p>
          </table:covered-table-cell>
          <table:table-cell table:style-name="ce7" office:value-type="float" office:value="30" calcext:value-type="float">
            <text:p>30</text:p>
          </table: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0307" calcext:value-type="float">
            <text:p>10.0307</text:p>
          </table:table-cell>
          <table:table-cell table:style-name="ce7" office:value-type="float" office:value="300.544" calcext:value-type="float">
            <text:p>300.544</text:p>
          </table:table-cell>
          <table:table-cell table:style-name="ce48" table:formula="of:=ROUND([.I9]/3600;5)" office:value-type="float" office:value="0.08348" calcext:value-type="float">
            <text:p>0.08348</text:p>
          </table:table-cell>
          <table:table-cell table:style-name="ce7" office:value-type="float" office:value="0.04071" calcext:value-type="float">
            <text:p>0.04071</text:p>
          </table:table-cell>
          <table:table-cell table:style-name="ce48" table:formula="of:=ROUND(1/ [.K9];2)" office:value-type="float" office:value="24.56" calcext:value-type="float">
            <text:p>24.56</text:p>
          </table:table-cell>
          <table:table-cell table:style-name="ce48" table:formula="of:= ROUND([.F9]/[.K9];0)" office:value-type="float" office:value="737" calcext:value-type="float">
            <text:p>737</text:p>
          </table:table-cell>
          <table:table-cell table:style-name="ce48" table:formula="of:=ROUND([.I9]/[.M9];10)" office:value-type="float" office:value="0.4077937585" calcext:value-type="float">
            <text:p>0.4077937585</text:p>
          </table:table-cell>
          <table:table-cell table:style-name="ce48" table:formula="of:=ROUND([.J9]/[.M9];10)" office:value-type="float" office:value="0.00011327" calcext:value-type="float">
            <text:p>0.00011327</text:p>
          </table:table-cell>
          <table:table-cell table:style-name="ce48" table:formula="of:=ROUND(([.J9]/[.M9])*1000;4)" office:value-type="float" office:value="0.1133" calcext:value-type="float">
            <text:p>0.113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60s_webcam#1.csv</text:p>
          </table:table-cell>
          <table:covered-table-cell table:style-name="ce22"/>
          <table:covered-table-cell table:number-columns-repeated="2" table:style-name="ce7"/>
          <table:covered-table-cell table:style-name="ce60" office:value-type="string" calcext:value-type="string">
            <text:p>Jetson Nano (GPU)</text:p>
          </table:covered-table-cell>
          <table:table-cell table:style-name="ce7" office:value-type="float" office:value="60" calcext:value-type="float">
            <text:p>60</text:p>
          </table: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0285" calcext:value-type="float">
            <text:p>10.0285</text:p>
          </table:table-cell>
          <table:table-cell table:style-name="ce7" office:value-type="float" office:value="600.629" calcext:value-type="float">
            <text:p>600.629</text:p>
          </table:table-cell>
          <table:table-cell table:style-name="ce48" table:formula="of:=ROUND([.I10]/3600;5)" office:value-type="float" office:value="0.16684" calcext:value-type="float">
            <text:p>0.16684</text:p>
          </table:table-cell>
          <table:table-cell table:style-name="ce7" office:value-type="float" office:value="0.04071" calcext:value-type="float">
            <text:p>0.04071</text:p>
          </table:table-cell>
          <table:table-cell table:style-name="ce48" table:formula="of:=ROUND(1/ [.K10];2)" office:value-type="float" office:value="24.56" calcext:value-type="float">
            <text:p>24.56</text:p>
          </table:table-cell>
          <table:table-cell table:style-name="ce48" table:formula="of:= ROUND([.F10]/[.K10];0)" office:value-type="float" office:value="1474" calcext:value-type="float">
            <text:p>1474</text:p>
          </table:table-cell>
          <table:table-cell table:style-name="ce48" table:formula="of:=ROUND([.I10]/[.M10];10)" office:value-type="float" office:value="0.4074823609" calcext:value-type="float">
            <text:p>0.4074823609</text:p>
          </table:table-cell>
          <table:table-cell table:style-name="ce48" table:formula="of:=ROUND([.J10]/[.M10];10)" office:value-type="float" office:value="0.0001131886" calcext:value-type="float">
            <text:p>0.0001131886</text:p>
          </table:table-cell>
          <table:table-cell table:style-name="ce48" table:formula="of:=ROUND(([.J10]/[.M10])*1000;4)" office:value-type="float" office:value="0.1132" calcext:value-type="float">
            <text:p>0.113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lp_webcam#1.csv</text:p>
          </table:table-cell>
          <table:covered-table-cell table:style-name="ce22"/>
          <table:covered-table-cell table:number-columns-repeated="2" table:style-name="ce7"/>
          <table:covered-table-cell table:style-name="ce60"/>
          <table:table-cell table:style-name="ce7" office:value-type="float" office:value="10" calcext:value-type="float">
            <text:p>10</text:p>
          </table:table-cell>
          <table:table-cell table:style-name="ce44" office:value-type="string" calcext:value-type="string" table:number-columns-spanned="1" table:number-rows-spanned="4">
            <text:p>LOW ( 5W )</text:p>
          </table:table-cell>
          <table:table-cell table:style-name="ce7" office:value-type="float" office:value="6.65789" calcext:value-type="float">
            <text:p>6.65789</text:p>
          </table:table-cell>
          <table:table-cell table:style-name="ce7" office:value-type="float" office:value="66.4592" calcext:value-type="float">
            <text:p>66.4592</text:p>
          </table:table-cell>
          <table:table-cell table:style-name="ce48" table:formula="of:=ROUND([.I11]/3600;5)" office:value-type="float" office:value="0.01846" calcext:value-type="float">
            <text:p>0.01846</text:p>
          </table:table-cell>
          <table:table-cell table:style-name="ce7" office:value-type="float" office:value="0.06655" calcext:value-type="float">
            <text:p>0.06655</text:p>
          </table:table-cell>
          <table:table-cell table:style-name="ce48" table:formula="of:=ROUND(1/ [.K11];2)" office:value-type="float" office:value="15.03" calcext:value-type="float">
            <text:p>15.03</text:p>
          </table:table-cell>
          <table:table-cell table:style-name="ce48" table:formula="of:= ROUND([.F11]/[.K11];0)" office:value-type="float" office:value="150" calcext:value-type="float">
            <text:p>150</text:p>
          </table:table-cell>
          <table:table-cell table:style-name="ce48" table:formula="of:=ROUND([.I11]/[.M11];10)" office:value-type="float" office:value="0.4430613333" calcext:value-type="float">
            <text:p>0.4430613333</text:p>
          </table:table-cell>
          <table:table-cell table:style-name="ce48" table:formula="of:=ROUND([.J11]/[.M11];10)" office:value-type="float" office:value="0.0001230667" calcext:value-type="float">
            <text:p>0.0001230667</text:p>
          </table:table-cell>
          <table:table-cell table:style-name="ce48" table:formula="of:=ROUND(([.J11]/[.M11])*1000;4)" office:value-type="float" office:value="0.1231" calcext:value-type="float">
            <text:p>0.1231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lp_webcam#2.csv</text:p>
          </table:table-cell>
          <table:covered-table-cell table:style-name="ce22"/>
          <table:covered-table-cell table:number-columns-repeated="2" table:style-name="ce7"/>
          <table:covered-table-cell table:style-name="ce60"/>
          <table:table-cell table:style-name="ce7" office:value-type="float" office:value="10" calcext:value-type="float">
            <text:p>10</text:p>
          </table:table-cell>
          <table:covered-table-cell table:style-name="ce7"/>
          <table:table-cell table:style-name="ce7" office:value-type="float" office:value="6.79187" calcext:value-type="float">
            <text:p>6.79187</text:p>
          </table:table-cell>
          <table:table-cell table:style-name="ce7" office:value-type="float" office:value="67.8617" calcext:value-type="float">
            <text:p>67.8617</text:p>
          </table:table-cell>
          <table:table-cell table:style-name="ce48" table:formula="of:=ROUND([.I12]/3600;5)" office:value-type="float" office:value="0.01885" calcext:value-type="float">
            <text:p>0.01885</text:p>
          </table:table-cell>
          <table:table-cell table:style-name="ce7" office:value-type="float" office:value="0.06655" calcext:value-type="float">
            <text:p>0.06655</text:p>
          </table:table-cell>
          <table:table-cell table:style-name="ce48" table:formula="of:=ROUND(1/ [.K12];2)" office:value-type="float" office:value="15.03" calcext:value-type="float">
            <text:p>15.03</text:p>
          </table:table-cell>
          <table:table-cell table:style-name="ce48" table:formula="of:= ROUND([.F12]/[.K12];0)" office:value-type="float" office:value="150" calcext:value-type="float">
            <text:p>150</text:p>
          </table:table-cell>
          <table:table-cell table:style-name="ce48" table:formula="of:=ROUND([.I12]/[.M12];10)" office:value-type="float" office:value="0.4524113333" calcext:value-type="float">
            <text:p>0.4524113333</text:p>
          </table:table-cell>
          <table:table-cell table:style-name="ce48" table:formula="of:=ROUND([.J12]/[.M12];10)" office:value-type="float" office:value="0.0001256667" calcext:value-type="float">
            <text:p>0.0001256667</text:p>
          </table:table-cell>
          <table:table-cell table:style-name="ce48" table:formula="of:=ROUND(([.J12]/[.M12])*1000;4)" office:value-type="float" office:value="0.1257" calcext:value-type="float">
            <text:p>0.125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30s_lp_webcam#1.csv</text:p>
          </table:table-cell>
          <table:covered-table-cell table:style-name="ce22"/>
          <table:covered-table-cell table:number-columns-repeated="2" table:style-name="ce7"/>
          <table:covered-table-cell table:style-name="ce60"/>
          <table:table-cell table:style-name="ce7" office:value-type="float" office:value="30" calcext:value-type="float">
            <text:p>30</text:p>
          </table:table-cell>
          <table:covered-table-cell table:style-name="ce7"/>
          <table:table-cell table:style-name="ce7" office:value-type="float" office:value="6.68696" calcext:value-type="float">
            <text:p>6.68696</text:p>
          </table:table-cell>
          <table:table-cell table:style-name="ce7" office:value-type="float" office:value="200.289" calcext:value-type="float">
            <text:p>200.289</text:p>
          </table:table-cell>
          <table:table-cell table:style-name="ce48" table:formula="of:=ROUND([.I13]/3600;5)" office:value-type="float" office:value="0.05564" calcext:value-type="float">
            <text:p>0.05564</text:p>
          </table:table-cell>
          <table:table-cell table:style-name="ce7" office:value-type="float" office:value="0.06655" calcext:value-type="float">
            <text:p>0.06655</text:p>
          </table:table-cell>
          <table:table-cell table:style-name="ce48" table:formula="of:=ROUND(1/ [.K13];2)" office:value-type="float" office:value="15.03" calcext:value-type="float">
            <text:p>15.03</text:p>
          </table:table-cell>
          <table:table-cell table:style-name="ce48" table:formula="of:= ROUND([.F13]/[.K13];0)" office:value-type="float" office:value="451" calcext:value-type="float">
            <text:p>451</text:p>
          </table:table-cell>
          <table:table-cell table:style-name="ce48" table:formula="of:=ROUND([.I13]/[.M13];10)" office:value-type="float" office:value="0.4440997783" calcext:value-type="float">
            <text:p>0.4440997783</text:p>
          </table:table-cell>
          <table:table-cell table:style-name="ce48" table:formula="of:=ROUND([.J13]/[.M13];10)" office:value-type="float" office:value="0.0001233703" calcext:value-type="float">
            <text:p>0.0001233703</text:p>
          </table:table-cell>
          <table:table-cell table:style-name="ce48" table:formula="of:=ROUND(([.J13]/[.M13])*1000;4)" office:value-type="float" office:value="0.1234" calcext:value-type="float">
            <text:p>0.1234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60s_lp_webcam#1.csv</text:p>
          </table:table-cell>
          <table:covered-table-cell table:style-name="ce22"/>
          <table:covered-table-cell table:number-columns-repeated="2" table:style-name="ce7"/>
          <table:covered-table-cell table:style-name="ce60"/>
          <table:table-cell table:style-name="ce7" office:value-type="float" office:value="60" calcext:value-type="float">
            <text:p>60</text:p>
          </table:table-cell>
          <table:covered-table-cell table:style-name="ce7"/>
          <table:table-cell table:style-name="ce7" office:value-type="float" office:value="6.72974" calcext:value-type="float">
            <text:p>6.72974</text:p>
          </table:table-cell>
          <table:table-cell table:style-name="ce7" office:value-type="float" office:value="403.183" calcext:value-type="float">
            <text:p>403.183</text:p>
          </table:table-cell>
          <table:table-cell table:style-name="ce48" table:formula="of:=ROUND([.I14]/3600;5)" office:value-type="float" office:value="0.112" calcext:value-type="float">
            <text:p>0.112</text:p>
          </table:table-cell>
          <table:table-cell table:style-name="ce7" office:value-type="float" office:value="0.06655" calcext:value-type="float">
            <text:p>0.06655</text:p>
          </table:table-cell>
          <table:table-cell table:style-name="ce48" table:formula="of:=ROUND(1/ [.K14];2)" office:value-type="float" office:value="15.03" calcext:value-type="float">
            <text:p>15.03</text:p>
          </table:table-cell>
          <table:table-cell table:style-name="ce48" table:formula="of:= ROUND([.F14]/[.K14];0)" office:value-type="float" office:value="902" calcext:value-type="float">
            <text:p>902</text:p>
          </table:table-cell>
          <table:table-cell table:style-name="ce48" table:formula="of:=ROUND([.I14]/[.M14];10)" office:value-type="float" office:value="0.4469878049" calcext:value-type="float">
            <text:p>0.4469878049</text:p>
          </table:table-cell>
          <table:table-cell table:style-name="ce48" table:formula="of:=ROUND([.J14]/[.M14];10)" office:value-type="float" office:value="0.0001241685" calcext:value-type="float">
            <text:p>0.0001241685</text:p>
          </table:table-cell>
          <table:table-cell table:style-name="ce48" table:formula="of:=ROUND(([.J14]/[.M14])*1000;4)" office:value-type="float" office:value="0.1242" calcext:value-type="float">
            <text:p>0.124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testvid#1.csv</text:p>
          </table:table-cell>
          <table:covered-table-cell table:style-name="ce22"/>
          <table:table-cell table:style-name="ce44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56" office:value-type="string" calcext:value-type="string">
            <text:p>Jetson Nano (GPU)</text:p>
          </table:covered-table-cell>
          <table:table-cell table:style-name="ce7" office:value-type="float" office:value="10" calcext:value-type="float">
            <text:p>10</text:p>
          </table:table-cell>
          <table:table-cell table:style-name="ce44" office:value-type="string" calcext:value-type="string" table:number-columns-spanned="1" table:number-rows-spanned="10">
            <text:p>HIGH (10W )</text:p>
          </table:table-cell>
          <table:table-cell table:style-name="ce7" office:value-type="float" office:value="7.45327" calcext:value-type="float">
            <text:p>7.45327</text:p>
          </table:table-cell>
          <table:table-cell table:style-name="ce7" office:value-type="float" office:value="74.4145" calcext:value-type="float">
            <text:p>74.4145</text:p>
          </table:table-cell>
          <table:table-cell table:style-name="ce48" table:formula="of:=ROUND([.I15]/3600;5)" office:value-type="float" office:value="0.02067" calcext:value-type="float">
            <text:p>0.02067</text:p>
          </table:table-cell>
          <table:table-cell table:style-name="ce7" office:value-type="float" office:value="0.05537" calcext:value-type="float">
            <text:p>0.05537</text:p>
          </table:table-cell>
          <table:table-cell table:style-name="ce48" table:formula="of:=ROUND(1/ [.K15];2)" office:value-type="float" office:value="18.06" calcext:value-type="float">
            <text:p>18.06</text:p>
          </table:table-cell>
          <table:table-cell table:style-name="ce48" table:formula="of:= ROUND([.F15]/[.K15];0)" office:value-type="float" office:value="181" calcext:value-type="float">
            <text:p>181</text:p>
          </table:table-cell>
          <table:table-cell table:style-name="ce48" table:formula="of:=ROUND([.I15]/[.M15];10)" office:value-type="float" office:value="0.4111298343" calcext:value-type="float">
            <text:p>0.4111298343</text:p>
          </table:table-cell>
          <table:table-cell table:style-name="ce48" table:formula="of:=ROUND([.J15]/[.M15];10)" office:value-type="float" office:value="0.0001141989" calcext:value-type="float">
            <text:p>0.0001141989</text:p>
          </table:table-cell>
          <table:table-cell table:style-name="ce48" table:formula="of:=ROUND(([.J15]/[.M15])*1000;4)" office:value-type="float" office:value="0.1142" calcext:value-type="float">
            <text:p>0.114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testvid#2.csv</text:p>
          </table:table-cell>
          <table:covered-table-cell table:style-name="ce22"/>
          <table:covered-table-cell table:number-columns-repeated="2" table:style-name="ce7"/>
          <table:covered-table-cell table:style-name="ce56"/>
          <table:table-cell table:style-name="ce7" office:value-type="float" office:value="10" calcext:value-type="float">
            <text:p>10</text:p>
          </table:table-cell>
          <table:covered-table-cell table:style-name="ce7"/>
          <table:table-cell table:style-name="ce7" office:value-type="float" office:value="7.41385" calcext:value-type="float">
            <text:p>7.41385</text:p>
          </table:table-cell>
          <table:table-cell table:style-name="ce7" office:value-type="float" office:value="73.8622" calcext:value-type="float">
            <text:p>73.8622</text:p>
          </table:table-cell>
          <table:table-cell table:style-name="ce48" table:formula="of:=ROUND([.I16]/3600;5)" office:value-type="float" office:value="0.02052" calcext:value-type="float">
            <text:p>0.02052</text:p>
          </table:table-cell>
          <table:table-cell table:style-name="ce7" office:value-type="float" office:value="0.0576" calcext:value-type="float">
            <text:p>0.0576</text:p>
          </table:table-cell>
          <table:table-cell table:style-name="ce48" table:formula="of:=ROUND(1/ [.K16];2)" office:value-type="float" office:value="17.36" calcext:value-type="float">
            <text:p>17.36</text:p>
          </table:table-cell>
          <table:table-cell table:style-name="ce48" table:formula="of:= ROUND([.F16]/[.K16];0)" office:value-type="float" office:value="174" calcext:value-type="float">
            <text:p>174</text:p>
          </table:table-cell>
          <table:table-cell table:style-name="ce48" table:formula="of:=ROUND([.I16]/[.M16];10)" office:value-type="float" office:value="0.4244954023" calcext:value-type="float">
            <text:p>0.4244954023</text:p>
          </table:table-cell>
          <table:table-cell table:style-name="ce48" table:formula="of:=ROUND([.J16]/[.M16];10)" office:value-type="float" office:value="0.000117931" calcext:value-type="float">
            <text:p>0.000117931</text:p>
          </table:table-cell>
          <table:table-cell table:style-name="ce48" table:formula="of:=ROUND(([.J16]/[.M16])*1000;4)" office:value-type="float" office:value="0.1179" calcext:value-type="float">
            <text:p>0.1179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10s_testvid#3.csv</text:p>
          </table:table-cell>
          <table:covered-table-cell table:style-name="ce22"/>
          <table:covered-table-cell table:number-columns-repeated="2" table:style-name="ce7"/>
          <table:covered-table-cell table:style-name="ce56"/>
          <table:table-cell table:style-name="ce7" office:value-type="float" office:value="10" calcext:value-type="float">
            <text:p>10</text:p>
          </table:table-cell>
          <table:covered-table-cell table:style-name="ce7"/>
          <table:table-cell table:style-name="ce7" office:value-type="float" office:value="6.9974" calcext:value-type="float">
            <text:p>6.9974</text:p>
          </table:table-cell>
          <table:table-cell table:style-name="ce7" office:value-type="float" office:value="69.9614" calcext:value-type="float">
            <text:p>69.9614</text:p>
          </table:table-cell>
          <table:table-cell table:style-name="ce48" table:formula="of:=ROUND([.I17]/3600;5)" office:value-type="float" office:value="0.01943" calcext:value-type="float">
            <text:p>0.01943</text:p>
          </table:table-cell>
          <table:table-cell table:style-name="ce7" office:value-type="float" office:value="0.0572" calcext:value-type="float">
            <text:p>0.0572</text:p>
          </table:table-cell>
          <table:table-cell table:style-name="ce48" table:formula="of:=ROUND(1/ [.K17];2)" office:value-type="float" office:value="17.48" calcext:value-type="float">
            <text:p>17.48</text:p>
          </table:table-cell>
          <table:table-cell table:style-name="ce48" table:formula="of:= ROUND([.F17]/[.K17];0)" office:value-type="float" office:value="175" calcext:value-type="float">
            <text:p>175</text:p>
          </table:table-cell>
          <table:table-cell table:style-name="ce48" table:formula="of:=ROUND([.I17]/[.M17];10)" office:value-type="float" office:value="0.3997794286" calcext:value-type="float">
            <text:p>0.3997794286</text:p>
          </table:table-cell>
          <table:table-cell table:style-name="ce48" table:formula="of:=ROUND([.J17]/[.M17];10)" office:value-type="float" office:value="0.0001110286" calcext:value-type="float">
            <text:p>0.0001110286</text:p>
          </table:table-cell>
          <table:table-cell table:style-name="ce48" table:formula="of:=ROUND(([.J17]/[.M17])*1000;4)" office:value-type="float" office:value="0.111" calcext:value-type="float">
            <text:p>0.111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30s_testvid#1.csv</text:p>
          </table:table-cell>
          <table:covered-table-cell table:style-name="ce22"/>
          <table:covered-table-cell table:number-columns-repeated="2" table:style-name="ce7"/>
          <table:covered-table-cell table:style-name="ce56"/>
          <table:table-cell table:style-name="ce7" office:value-type="float" office:value="30" calcext:value-type="float">
            <text:p>30</text:p>
          </table:table-cell>
          <table:covered-table-cell table:style-name="ce7"/>
          <table:table-cell table:style-name="ce7" office:value-type="float" office:value="6.59863" calcext:value-type="float">
            <text:p>6.59863</text:p>
          </table:table-cell>
          <table:table-cell table:style-name="ce7" office:value-type="float" office:value="197.537" calcext:value-type="float">
            <text:p>197.537</text:p>
          </table:table-cell>
          <table:table-cell table:style-name="ce48" table:formula="of:=ROUND([.I18]/3600;5)" office:value-type="float" office:value="0.05487" calcext:value-type="float">
            <text:p>0.05487</text:p>
          </table:table-cell>
          <table:table-cell table:style-name="ce7" office:value-type="float" office:value="0.05545" calcext:value-type="float">
            <text:p>0.05545</text:p>
          </table:table-cell>
          <table:table-cell table:style-name="ce48" table:formula="of:=ROUND(1/ [.K18];2)" office:value-type="float" office:value="18.03" calcext:value-type="float">
            <text:p>18.03</text:p>
          </table:table-cell>
          <table:table-cell table:style-name="ce48" table:formula="of:= ROUND([.F18]/[.K18];0)" office:value-type="float" office:value="541" calcext:value-type="float">
            <text:p>541</text:p>
          </table:table-cell>
          <table:table-cell table:style-name="ce48" table:formula="of:=ROUND([.I18]/[.M18];10)" office:value-type="float" office:value="0.3651330869" calcext:value-type="float">
            <text:p>0.3651330869</text:p>
          </table:table-cell>
          <table:table-cell table:style-name="ce48" table:formula="of:=ROUND([.J18]/[.M18];10)" office:value-type="float" office:value="0.0001014233" calcext:value-type="float">
            <text:p>0.0001014233</text:p>
          </table:table-cell>
          <table:table-cell table:style-name="ce48" table:formula="of:=ROUND(([.J18]/[.M18])*1000;4)" office:value-type="float" office:value="0.1014" calcext:value-type="float">
            <text:p>0.1014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60s_testvid#1.csv</text:p>
          </table:table-cell>
          <table:covered-table-cell table:style-name="ce22"/>
          <table:covered-table-cell table:number-columns-repeated="2" table:style-name="ce7"/>
          <table:covered-table-cell table:style-name="ce56"/>
          <table:table-cell table:style-name="ce7" office:value-type="float" office:value="60" calcext:value-type="float">
            <text:p>60</text:p>
          </table:table-cell>
          <table:covered-table-cell table:style-name="ce69"/>
          <table:table-cell table:style-name="ce7" office:value-type="float" office:value="6.81483" calcext:value-type="float">
            <text:p>6.81483</text:p>
          </table:table-cell>
          <table:table-cell table:style-name="ce7" office:value-type="float" office:value="406.604" calcext:value-type="float">
            <text:p>406.604</text:p>
          </table:table-cell>
          <table:table-cell table:style-name="ce48" table:formula="of:=ROUND([.I19]/3600;5)" office:value-type="float" office:value="0.11295" calcext:value-type="float">
            <text:p>0.11295</text:p>
          </table:table-cell>
          <table:table-cell table:style-name="ce7" office:value-type="float" office:value="0.05858" calcext:value-type="float">
            <text:p>0.05858</text:p>
          </table:table-cell>
          <table:table-cell table:style-name="ce48" table:formula="of:=ROUND(1/ [.K19];2)" office:value-type="float" office:value="17.07" calcext:value-type="float">
            <text:p>17.07</text:p>
          </table:table-cell>
          <table:table-cell table:style-name="ce48" table:formula="of:= ROUND([.F19]/[.K19];0)" office:value-type="float" office:value="1024" calcext:value-type="float">
            <text:p>1024</text:p>
          </table:table-cell>
          <table:table-cell table:style-name="ce48" table:formula="of:=ROUND([.I19]/[.M19];10)" office:value-type="float" office:value="0.3970742188" calcext:value-type="float">
            <text:p>0.3970742188</text:p>
          </table:table-cell>
          <table:table-cell table:style-name="ce48" table:formula="of:=ROUND([.J19]/[.M19];10)" office:value-type="float" office:value="0.0001103027" calcext:value-type="float">
            <text:p>0.0001103027</text:p>
          </table:table-cell>
          <table:table-cell table:style-name="ce48" table:formula="of:=ROUND(([.J19]/[.M19])*1000;4)" office:value-type="float" office:value="0.1103" calcext:value-type="float">
            <text:p>0.110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2s_singleshot_testimg#1.csv</text:p>
          </table:table-cell>
          <table:covered-table-cell table:style-name="ce22"/>
          <table:table-cell table:style-name="ce44" office:value-type="string" calcext:value-type="string" table:number-columns-spanned="1" table:number-rows-spanned="5">
            <text:p>Test Image</text:p>
            <text:p>(640 x 480)</text:p>
          </table:table-cell>
          <table:table-cell table:style-name="ce56" office:value-type="string" calcext:value-type="string" table:number-columns-spanned="1" table:number-rows-spanned="5">
            <text:p>On LynSyn Status</text:p>
          </table:table-cell>
          <table:covered-table-cell table:style-name="ce56"/>
          <table:table-cell table:style-name="ce7" office:value-type="float" office:value="2" calcext:value-type="float">
            <text:p>2</text:p>
          </table:table-cell>
          <table:covered-table-cell table:style-name="ce69"/>
          <table:table-cell table:style-name="ce7" office:value-type="float" office:value="1.74911" calcext:value-type="float">
            <text:p>1.74911</text:p>
          </table:table-cell>
          <table:table-cell table:style-name="ce7" office:value-type="float" office:value="3.49291" calcext:value-type="float">
            <text:p>3.49291</text:p>
          </table:table-cell>
          <table:table-cell table:style-name="ce48" table:formula="of:=ROUND([.I20]/3600;5)" office:value-type="float" office:value="0.00097" calcext:value-type="float">
            <text:p>0.00097</text:p>
          </table:table-cell>
          <table:table-cell table:style-name="ce7" office:value-type="float" office:value="0.06745" calcext:value-type="float">
            <text:p>0.06745</text:p>
          </table:table-cell>
          <table:table-cell table:style-name="ce48" table:formula="of:=ROUND(1/ [.K20];2)" office:value-type="float" office:value="14.83" calcext:value-type="float">
            <text:p>14.83</text:p>
          </table:table-cell>
          <table:table-cell table:style-name="ce48" table:formula="of:= ROUND([.F20]/[.K20];0)" office:value-type="float" office:value="30" calcext:value-type="float">
            <text:p>30</text:p>
          </table:table-cell>
          <table:table-cell table:style-name="ce48" table:formula="of:=ROUND([.I20]/[.M20];10)" office:value-type="float" office:value="0.1164303333" calcext:value-type="float">
            <text:p>0.1164303333</text:p>
          </table:table-cell>
          <table:table-cell table:style-name="ce48" table:formula="of:=ROUND([.J20]/[.M20];10)" office:value-type="float" office:value="0.0000323333" calcext:value-type="float">
            <text:p>3.23333E-05</text:p>
          </table:table-cell>
          <table:table-cell table:style-name="ce48" table:formula="of:=ROUND(([.J20]/[.M20])*1000;4)" office:value-type="float" office:value="0.0323" calcext:value-type="float">
            <text:p>0.032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2s_singleshot_testimg#2.csv</text:p>
          </table:table-cell>
          <table:covered-table-cell table:style-name="ce22"/>
          <table:covered-table-cell table:style-name="ce7" office:value-type="string" calcext:value-type="string">
            <text:p>Test Image (640 x 480)</text:p>
          </table:covered-table-cell>
          <table:covered-table-cell table:style-name="ce57" office:value-type="string" calcext:value-type="string">
            <text:p>On LynSyn Status</text:p>
          </table:covered-table-cell>
          <table:covered-table-cell table:style-name="ce56"/>
          <table:table-cell table:style-name="ce7" office:value-type="float" office:value="2" calcext:value-type="float">
            <text:p>2</text:p>
          </table:table-cell>
          <table:covered-table-cell table:style-name="ce69"/>
          <table:table-cell table:style-name="ce7" office:value-type="float" office:value="1.8894" calcext:value-type="float">
            <text:p>1.8894</text:p>
          </table:table-cell>
          <table:table-cell table:style-name="ce7" office:value-type="float" office:value="3.78928" calcext:value-type="float">
            <text:p>3.78928</text:p>
          </table:table-cell>
          <table:table-cell table:style-name="ce48" table:formula="of:=ROUND([.I21]/3600;5)" office:value-type="float" office:value="0.00105" calcext:value-type="float">
            <text:p>0.00105</text:p>
          </table:table-cell>
          <table:table-cell table:style-name="ce7" office:value-type="float" office:value="0.0735" calcext:value-type="float">
            <text:p>0.0735</text:p>
          </table:table-cell>
          <table:table-cell table:style-name="ce48" table:formula="of:=ROUND(1/ [.K21];2)" office:value-type="float" office:value="13.61" calcext:value-type="float">
            <text:p>13.61</text:p>
          </table:table-cell>
          <table:table-cell table:style-name="ce48" table:formula="of:= ROUND([.F21]/[.K21];0)" office:value-type="float" office:value="27" calcext:value-type="float">
            <text:p>27</text:p>
          </table:table-cell>
          <table:table-cell table:style-name="ce48" table:formula="of:=ROUND([.I21]/[.M21];10)" office:value-type="float" office:value="0.1403437037" calcext:value-type="float">
            <text:p>0.1403437037</text:p>
          </table:table-cell>
          <table:table-cell table:style-name="ce48" table:formula="of:=ROUND([.J21]/[.M21];10)" office:value-type="float" office:value="0.0000388889" calcext:value-type="float">
            <text:p>3.88889E-05</text:p>
          </table:table-cell>
          <table:table-cell table:style-name="ce48" table:formula="of:=ROUND(([.J21]/[.M21])*1000;4)" office:value-type="float" office:value="0.0389" calcext:value-type="float">
            <text:p>0.0389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2s_singleshot_testimg#3.csv</text:p>
          </table:table-cell>
          <table:covered-table-cell table:style-name="ce22"/>
          <table:covered-table-cell table:style-name="ce7" office:value-type="string" calcext:value-type="string">
            <text:p>Test Image (640 x 480)</text:p>
          </table:covered-table-cell>
          <table:covered-table-cell table:style-name="ce57" office:value-type="string" calcext:value-type="string">
            <text:p>On LynSyn Status</text:p>
          </table:covered-table-cell>
          <table:covered-table-cell table:style-name="ce56"/>
          <table:table-cell table:style-name="ce7" office:value-type="float" office:value="2" calcext:value-type="float">
            <text:p>2</text:p>
          </table:table-cell>
          <table:covered-table-cell table:style-name="ce69"/>
          <table:table-cell table:style-name="ce7" office:value-type="float" office:value="1.94672" calcext:value-type="float">
            <text:p>1.94672</text:p>
          </table:table-cell>
          <table:table-cell table:style-name="ce7" office:value-type="float" office:value="3.88734" calcext:value-type="float">
            <text:p>3.88734</text:p>
          </table:table-cell>
          <table:table-cell table:style-name="ce48" table:formula="of:=ROUND([.I22]/3600;5)" office:value-type="float" office:value="0.00108" calcext:value-type="float">
            <text:p>0.00108</text:p>
          </table:table-cell>
          <table:table-cell table:style-name="ce7" office:value-type="float" office:value="0.07685" calcext:value-type="float">
            <text:p>0.07685</text:p>
          </table:table-cell>
          <table:table-cell table:style-name="ce48" table:formula="of:=ROUND(1/ [.K22];2)" office:value-type="float" office:value="13.01" calcext:value-type="float">
            <text:p>13.01</text:p>
          </table:table-cell>
          <table:table-cell table:style-name="ce48" table:formula="of:= ROUND([.F22]/[.K22];0)" office:value-type="float" office:value="26" calcext:value-type="float">
            <text:p>26</text:p>
          </table:table-cell>
          <table:table-cell table:style-name="ce48" table:formula="of:=ROUND([.I22]/[.M22];10)" office:value-type="float" office:value="0.1495130769" calcext:value-type="float">
            <text:p>0.1495130769</text:p>
          </table:table-cell>
          <table:table-cell table:style-name="ce48" table:formula="of:=ROUND([.J22]/[.M22];10)" office:value-type="float" office:value="0.0000415385" calcext:value-type="float">
            <text:p>4.15385E-05</text:p>
          </table:table-cell>
          <table:table-cell table:style-name="ce48" table:formula="of:=ROUND(([.J22]/[.M22])*1000;4)" office:value-type="float" office:value="0.0415" calcext:value-type="float">
            <text:p>0.0415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2s_singleshot_testimg#4.csv</text:p>
          </table:table-cell>
          <table:covered-table-cell table:style-name="ce22"/>
          <table:covered-table-cell table:style-name="ce7" office:value-type="string" calcext:value-type="string">
            <text:p>Test Image (640 x 480)</text:p>
          </table:covered-table-cell>
          <table:covered-table-cell table:style-name="ce57" office:value-type="string" calcext:value-type="string">
            <text:p>On LynSyn Status</text:p>
          </table:covered-table-cell>
          <table:covered-table-cell table:style-name="ce56"/>
          <table:table-cell table:style-name="ce7" office:value-type="float" office:value="2" calcext:value-type="float">
            <text:p>2</text:p>
          </table:table-cell>
          <table:covered-table-cell table:style-name="ce69"/>
          <table:table-cell table:style-name="ce7" office:value-type="float" office:value="1.97452" calcext:value-type="float">
            <text:p>1.97452</text:p>
          </table:table-cell>
          <table:table-cell table:style-name="ce7" office:value-type="float" office:value="3.94773" calcext:value-type="float">
            <text:p>3.94773</text:p>
          </table:table-cell>
          <table:table-cell table:style-name="ce48" table:formula="of:=ROUND([.I23]/3600;5)" office:value-type="float" office:value="0.0011" calcext:value-type="float">
            <text:p>0.0011</text:p>
          </table:table-cell>
          <table:table-cell table:style-name="ce7" office:value-type="float" office:value="0.07503" calcext:value-type="float">
            <text:p>0.07503</text:p>
          </table:table-cell>
          <table:table-cell table:style-name="ce48" table:formula="of:=ROUND(1/ [.K23];2)" office:value-type="float" office:value="13.33" calcext:value-type="float">
            <text:p>13.33</text:p>
          </table:table-cell>
          <table:table-cell table:style-name="ce48" table:formula="of:= ROUND([.F23]/[.K23];0)" office:value-type="float" office:value="27" calcext:value-type="float">
            <text:p>27</text:p>
          </table:table-cell>
          <table:table-cell table:style-name="ce48" table:formula="of:=ROUND([.I23]/[.M23];10)" office:value-type="float" office:value="0.1462122222" calcext:value-type="float">
            <text:p>0.1462122222</text:p>
          </table:table-cell>
          <table:table-cell table:style-name="ce48" table:formula="of:=ROUND([.J23]/[.M23];10)" office:value-type="float" office:value="0.0000407407" calcext:value-type="float">
            <text:p>4.07407E-05</text:p>
          </table:table-cell>
          <table:table-cell table:style-name="ce48" table:formula="of:=ROUND(([.J23]/[.M23])*1000;4)" office:value-type="float" office:value="0.0407" calcext:value-type="float">
            <text:p>0.040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n_2s_singleshot_testimg#5.csv</text:p>
          </table:table-cell>
          <table:covered-table-cell table:style-name="ce22"/>
          <table:covered-table-cell table:style-name="ce7" office:value-type="string" calcext:value-type="string">
            <text:p>Test Image (640 x 480)</text:p>
          </table:covered-table-cell>
          <table:covered-table-cell table:style-name="ce57" office:value-type="string" calcext:value-type="string">
            <text:p>On LynSyn Status</text:p>
          </table:covered-table-cell>
          <table:covered-table-cell table:style-name="ce56"/>
          <table:table-cell table:style-name="ce7" office:value-type="float" office:value="2" calcext:value-type="float">
            <text:p>2</text:p>
          </table:table-cell>
          <table:covered-table-cell table:style-name="ce69"/>
          <table:table-cell table:style-name="ce7" office:value-type="float" office:value="1.92718" calcext:value-type="float">
            <text:p>1.92718</text:p>
          </table:table-cell>
          <table:table-cell table:style-name="ce7" office:value-type="float" office:value="3.84544" calcext:value-type="float">
            <text:p>3.84544</text:p>
          </table:table-cell>
          <table:table-cell table:style-name="ce48" table:formula="of:=ROUND([.I24]/3600;5)" office:value-type="float" office:value="0.00107" calcext:value-type="float">
            <text:p>0.00107</text:p>
          </table:table-cell>
          <table:table-cell table:style-name="ce7" office:value-type="float" office:value="0.06303" calcext:value-type="float">
            <text:p>0.06303</text:p>
          </table:table-cell>
          <table:table-cell table:style-name="ce48" table:formula="of:=ROUND(1/ [.K24];2)" office:value-type="float" office:value="15.87" calcext:value-type="float">
            <text:p>15.87</text:p>
          </table:table-cell>
          <table:table-cell table:style-name="ce48" table:formula="of:= ROUND([.F24]/[.K24];0)" office:value-type="float" office:value="32" calcext:value-type="float">
            <text:p>32</text:p>
          </table:table-cell>
          <table:table-cell table:style-name="ce48" table:formula="of:=ROUND([.I24]/[.M24];10)" office:value-type="float" office:value="0.12017" calcext:value-type="float">
            <text:p>0.12017</text:p>
          </table:table-cell>
          <table:table-cell table:style-name="ce48" table:formula="of:=ROUND([.J24]/[.M24];10)" office:value-type="float" office:value="0.0000334375" calcext:value-type="float">
            <text:p>3.34375E-05</text:p>
          </table:table-cell>
          <table:table-cell table:style-name="ce48" table:formula="of:=ROUND(([.J24]/[.M24])*1000;4)" office:value-type="float" office:value="0.0334" calcext:value-type="float">
            <text:p>0.0334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webcam#1.csv</text:p>
          </table:table-cell>
          <table:table-cell table:style-name="ce24" office:value-type="string" calcext:value-type="string" table:number-columns-spanned="1" table:number-rows-spanned="16">
            <text:p>YOLOv5s</text:p>
          </table:table-cell>
          <table:table-cell table:style-name="ce24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24"/>
          <table:table-cell table:style-name="ce61" office:value-type="string" calcext:value-type="string" table:number-columns-spanned="1" table:number-rows-spanned="16">
            <text:p>Jetson Nano (GPU)</text:p>
          </table:table-cell>
          <table:table-cell table:style-name="ce5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7">
            <text:p>HIGH (10W )</text:p>
          </table:table-cell>
          <table:table-cell table:style-name="ce5" office:value-type="float" office:value="10.1596" calcext:value-type="float">
            <text:p>10.1596</text:p>
          </table:table-cell>
          <table:table-cell table:style-name="ce5" office:value-type="float" office:value="101.6" calcext:value-type="float">
            <text:p>101.6</text:p>
          </table:table-cell>
          <table:table-cell table:style-name="ce49" table:formula="of:=ROUND([.I25]/3600;5)" office:value-type="float" office:value="0.02822" calcext:value-type="float">
            <text:p>0.02822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K25];2)" office:value-type="float" office:value="21.13" calcext:value-type="float">
            <text:p>21.13</text:p>
          </table:table-cell>
          <table:table-cell table:style-name="ce49" table:formula="of:= ROUND([.F25]/[.K25];0)" office:value-type="float" office:value="211" calcext:value-type="float">
            <text:p>211</text:p>
          </table:table-cell>
          <table:table-cell table:style-name="ce49" table:formula="of:=ROUND([.I25]/[.M25];10)" office:value-type="float" office:value="0.4815165877" calcext:value-type="float">
            <text:p>0.4815165877</text:p>
          </table:table-cell>
          <table:table-cell table:style-name="ce49" table:formula="of:=ROUND([.J25]/[.M25];10)" office:value-type="float" office:value="0.0001337441" calcext:value-type="float">
            <text:p>0.0001337441</text:p>
          </table:table-cell>
          <table:table-cell table:style-name="ce49" table:formula="of:=ROUND(([.J25]/[.M25])*1000;4)" office:value-type="float" office:value="0.1337" calcext:value-type="float">
            <text:p>0.133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webcam#2.csv</text:p>
          </table:table-cell>
          <table:covered-table-cell table:style-name="ce5"/>
          <table:covered-table-cell table:style-name="ce5" office:value-type="string" calcext:value-type="string">
            <text:p>(640 x 480)</text:p>
          </table:covered-table-cell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2541" calcext:value-type="float">
            <text:p>10.2541</text:p>
          </table:table-cell>
          <table:table-cell table:style-name="ce5" office:value-type="float" office:value="102.496" calcext:value-type="float">
            <text:p>102.496</text:p>
          </table:table-cell>
          <table:table-cell table:style-name="ce49" table:formula="of:=ROUND([.I26]/3600;5)" office:value-type="float" office:value="0.02847" calcext:value-type="float">
            <text:p>0.02847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K26];2)" office:value-type="float" office:value="21.13" calcext:value-type="float">
            <text:p>21.13</text:p>
          </table:table-cell>
          <table:table-cell table:style-name="ce49" table:formula="of:= ROUND([.F26]/[.K26];0)" office:value-type="float" office:value="211" calcext:value-type="float">
            <text:p>211</text:p>
          </table:table-cell>
          <table:table-cell table:style-name="ce49" table:formula="of:=ROUND([.I26]/[.M26];10)" office:value-type="float" office:value="0.4857630332" calcext:value-type="float">
            <text:p>0.4857630332</text:p>
          </table:table-cell>
          <table:table-cell table:style-name="ce49" table:formula="of:=ROUND([.J26]/[.M26];10)" office:value-type="float" office:value="0.0001349289" calcext:value-type="float">
            <text:p>0.0001349289</text:p>
          </table:table-cell>
          <table:table-cell table:style-name="ce49" table:formula="of:=ROUND(([.J26]/[.M26])*1000;4)" office:value-type="float" office:value="0.1349" calcext:value-type="float">
            <text:p>0.134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webcam#3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4309" calcext:value-type="float">
            <text:p>10.4309</text:p>
          </table:table-cell>
          <table:table-cell table:style-name="ce5" office:value-type="float" office:value="104.23" calcext:value-type="float">
            <text:p>104.23</text:p>
          </table:table-cell>
          <table:table-cell table:style-name="ce49" table:formula="of:=ROUND([.I27]/3600;5)" office:value-type="float" office:value="0.02895" calcext:value-type="float">
            <text:p>0.02895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K27];2)" office:value-type="float" office:value="21.13" calcext:value-type="float">
            <text:p>21.13</text:p>
          </table:table-cell>
          <table:table-cell table:style-name="ce49" table:formula="of:= ROUND([.F27]/[.K27];0)" office:value-type="float" office:value="211" calcext:value-type="float">
            <text:p>211</text:p>
          </table:table-cell>
          <table:table-cell table:style-name="ce49" table:formula="of:=ROUND([.I27]/[.M27];10)" office:value-type="float" office:value="0.4939810427" calcext:value-type="float">
            <text:p>0.4939810427</text:p>
          </table:table-cell>
          <table:table-cell table:style-name="ce49" table:formula="of:=ROUND([.J27]/[.M27];10)" office:value-type="float" office:value="0.0001372038" calcext:value-type="float">
            <text:p>0.0001372038</text:p>
          </table:table-cell>
          <table:table-cell table:style-name="ce49" table:formula="of:=ROUND(([.J27]/[.M27])*1000;4)" office:value-type="float" office:value="0.1372" calcext:value-type="float">
            <text:p>0.137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webcam_no_objects#1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6257" calcext:value-type="float">
            <text:p>10.6257</text:p>
          </table:table-cell>
          <table:table-cell table:style-name="ce5" office:value-type="float" office:value="106.232" calcext:value-type="float">
            <text:p>106.232</text:p>
          </table:table-cell>
          <table:table-cell table:style-name="ce49" table:formula="of:=ROUND([.I28]/3600;5)" office:value-type="float" office:value="0.02951" calcext:value-type="float">
            <text:p>0.02951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K28];2)" office:value-type="float" office:value="21.13" calcext:value-type="float">
            <text:p>21.13</text:p>
          </table:table-cell>
          <table:table-cell table:style-name="ce49" table:formula="of:= ROUND([.F28]/[.K28];0)" office:value-type="float" office:value="211" calcext:value-type="float">
            <text:p>211</text:p>
          </table:table-cell>
          <table:table-cell table:style-name="ce49" table:formula="of:=ROUND([.I28]/[.M28];10)" office:value-type="float" office:value="0.5034691943" calcext:value-type="float">
            <text:p>0.5034691943</text:p>
          </table:table-cell>
          <table:table-cell table:style-name="ce49" table:formula="of:=ROUND([.J28]/[.M28];10)" office:value-type="float" office:value="0.0001398578" calcext:value-type="float">
            <text:p>0.0001398578</text:p>
          </table:table-cell>
          <table:table-cell table:style-name="ce49" table:formula="of:=ROUND(([.J28]/[.M28])*1000;4)" office:value-type="float" office:value="0.1399" calcext:value-type="float">
            <text:p>0.139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webcam_no_objects#2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299" calcext:value-type="float">
            <text:p>10.7299</text:p>
          </table:table-cell>
          <table:table-cell table:style-name="ce5" office:value-type="float" office:value="107.226" calcext:value-type="float">
            <text:p>107.226</text:p>
          </table:table-cell>
          <table:table-cell table:style-name="ce49" table:formula="of:=ROUND([.I29]/3600;5)" office:value-type="float" office:value="0.02979" calcext:value-type="float">
            <text:p>0.02979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K29];2)" office:value-type="float" office:value="21.13" calcext:value-type="float">
            <text:p>21.13</text:p>
          </table:table-cell>
          <table:table-cell table:style-name="ce49" table:formula="of:= ROUND([.F29]/[.K29];0)" office:value-type="float" office:value="211" calcext:value-type="float">
            <text:p>211</text:p>
          </table:table-cell>
          <table:table-cell table:style-name="ce49" table:formula="of:=ROUND([.I29]/[.M29];10)" office:value-type="float" office:value="0.5081800948" calcext:value-type="float">
            <text:p>0.5081800948</text:p>
          </table:table-cell>
          <table:table-cell table:style-name="ce49" table:formula="of:=ROUND([.J29]/[.M29];10)" office:value-type="float" office:value="0.0001411848" calcext:value-type="float">
            <text:p>0.0001411848</text:p>
          </table:table-cell>
          <table:table-cell table:style-name="ce49" table:formula="of:=ROUND(([.J29]/[.M29])*1000;4)" office:value-type="float" office:value="0.1412" calcext:value-type="float">
            <text:p>0.141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30s_webcam#1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30" calcext:value-type="float">
            <text:p>3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738" calcext:value-type="float">
            <text:p>10.7738</text:p>
          </table:table-cell>
          <table:table-cell table:style-name="ce5" office:value-type="float" office:value="323.151" calcext:value-type="float">
            <text:p>323.151</text:p>
          </table:table-cell>
          <table:table-cell table:style-name="ce49" table:formula="of:=ROUND([.I30]/3600;5)" office:value-type="float" office:value="0.08976" calcext:value-type="float">
            <text:p>0.08976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K30];2)" office:value-type="float" office:value="21.13" calcext:value-type="float">
            <text:p>21.13</text:p>
          </table:table-cell>
          <table:table-cell table:style-name="ce49" table:formula="of:= ROUND([.F30]/[.K30];0)" office:value-type="float" office:value="634" calcext:value-type="float">
            <text:p>634</text:p>
          </table:table-cell>
          <table:table-cell table:style-name="ce49" table:formula="of:=ROUND([.I30]/[.M30];10)" office:value-type="float" office:value="0.5097018927" calcext:value-type="float">
            <text:p>0.5097018927</text:p>
          </table:table-cell>
          <table:table-cell table:style-name="ce49" table:formula="of:=ROUND([.J30]/[.M30];10)" office:value-type="float" office:value="0.0001415773" calcext:value-type="float">
            <text:p>0.0001415773</text:p>
          </table:table-cell>
          <table:table-cell table:style-name="ce49" table:formula="of:=ROUND(([.J30]/[.M30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60s_webcam#1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60" calcext:value-type="float">
            <text:p>6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713" calcext:value-type="float">
            <text:p>10.7713</text:p>
          </table:table-cell>
          <table:table-cell table:style-name="ce5" office:value-type="float" office:value="646.157" calcext:value-type="float">
            <text:p>646.157</text:p>
          </table:table-cell>
          <table:table-cell table:style-name="ce49" table:formula="of:=ROUND([.I31]/3600;5)" office:value-type="float" office:value="0.17949" calcext:value-type="float">
            <text:p>0.17949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K31];2)" office:value-type="float" office:value="21.13" calcext:value-type="float">
            <text:p>21.13</text:p>
          </table:table-cell>
          <table:table-cell table:style-name="ce49" table:formula="of:= ROUND([.F31]/[.K31];0)" office:value-type="float" office:value="1268" calcext:value-type="float">
            <text:p>1268</text:p>
          </table:table-cell>
          <table:table-cell table:style-name="ce49" table:formula="of:=ROUND([.I31]/[.M31];10)" office:value-type="float" office:value="0.5095875394" calcext:value-type="float">
            <text:p>0.5095875394</text:p>
          </table:table-cell>
          <table:table-cell table:style-name="ce49" table:formula="of:=ROUND([.J31]/[.M31];10)" office:value-type="float" office:value="0.0001415536" calcext:value-type="float">
            <text:p>0.0001415536</text:p>
          </table:table-cell>
          <table:table-cell table:style-name="ce49" table:formula="of:=ROUND(([.J31]/[.M31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lp_webcam#1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4">
            <text:p>LOW ( 5W )</text:p>
          </table:table-cell>
          <table:table-cell table:style-name="ce5" office:value-type="float" office:value="7.12825" calcext:value-type="float">
            <text:p>7.12825</text:p>
          </table:table-cell>
          <table:table-cell table:style-name="ce5" office:value-type="float" office:value="71.2414" calcext:value-type="float">
            <text:p>71.2414</text:p>
          </table:table-cell>
          <table:table-cell table:style-name="ce49" table:formula="of:=ROUND([.I32]/3600;5)" office:value-type="float" office:value="0.01979" calcext:value-type="float">
            <text:p>0.01979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K32];2)" office:value-type="float" office:value="13.19" calcext:value-type="float">
            <text:p>13.19</text:p>
          </table:table-cell>
          <table:table-cell table:style-name="ce49" table:formula="of:= ROUND([.F32]/[.K32];0)" office:value-type="float" office:value="132" calcext:value-type="float">
            <text:p>132</text:p>
          </table:table-cell>
          <table:table-cell table:style-name="ce49" table:formula="of:=ROUND([.I32]/[.M32];10)" office:value-type="float" office:value="0.5397075758" calcext:value-type="float">
            <text:p>0.5397075758</text:p>
          </table:table-cell>
          <table:table-cell table:style-name="ce49" table:formula="of:=ROUND([.J32]/[.M32];10)" office:value-type="float" office:value="0.0001499242" calcext:value-type="float">
            <text:p>0.0001499242</text:p>
          </table:table-cell>
          <table:table-cell table:style-name="ce49" table:formula="of:=ROUND(([.J32]/[.M32])*1000;4)" office:value-type="float" office:value="0.1499" calcext:value-type="float">
            <text:p>0.149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lp_webcam#2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7.12071" calcext:value-type="float">
            <text:p>7.12071</text:p>
          </table:table-cell>
          <table:table-cell table:style-name="ce5" office:value-type="float" office:value="71.1502" calcext:value-type="float">
            <text:p>71.1502</text:p>
          </table:table-cell>
          <table:table-cell table:style-name="ce49" table:formula="of:=ROUND([.I33]/3600;5)" office:value-type="float" office:value="0.01976" calcext:value-type="float">
            <text:p>0.01976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K33];2)" office:value-type="float" office:value="13.19" calcext:value-type="float">
            <text:p>13.19</text:p>
          </table:table-cell>
          <table:table-cell table:style-name="ce49" table:formula="of:= ROUND([.F33]/[.K33];0)" office:value-type="float" office:value="132" calcext:value-type="float">
            <text:p>132</text:p>
          </table:table-cell>
          <table:table-cell table:style-name="ce49" table:formula="of:=ROUND([.I33]/[.M33];10)" office:value-type="float" office:value="0.5390166667" calcext:value-type="float">
            <text:p>0.5390166667</text:p>
          </table:table-cell>
          <table:table-cell table:style-name="ce49" table:formula="of:=ROUND([.J33]/[.M33];10)" office:value-type="float" office:value="0.000149697" calcext:value-type="float">
            <text:p>0.000149697</text:p>
          </table:table-cell>
          <table:table-cell table:style-name="ce49" table:formula="of:=ROUND(([.J33]/[.M33])*1000;4)" office:value-type="float" office:value="0.1497" calcext:value-type="float">
            <text:p>0.149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30s_lp_webcam#1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30" calcext:value-type="float">
            <text:p>30</text:p>
          </table:table-cell>
          <table:covered-table-cell table:style-name="ce5"/>
          <table:table-cell table:style-name="ce5" office:value-type="float" office:value="7.12104" calcext:value-type="float">
            <text:p>7.12104</text:p>
          </table:table-cell>
          <table:table-cell table:style-name="ce5" office:value-type="float" office:value="213.456" calcext:value-type="float">
            <text:p>213.456</text:p>
          </table:table-cell>
          <table:table-cell table:style-name="ce49" table:formula="of:=ROUND([.I34]/3600;5)" office:value-type="float" office:value="0.05929" calcext:value-type="float">
            <text:p>0.05929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K34];2)" office:value-type="float" office:value="13.19" calcext:value-type="float">
            <text:p>13.19</text:p>
          </table:table-cell>
          <table:table-cell table:style-name="ce49" table:formula="of:= ROUND([.F34]/[.K34];0)" office:value-type="float" office:value="396" calcext:value-type="float">
            <text:p>396</text:p>
          </table:table-cell>
          <table:table-cell table:style-name="ce49" table:formula="of:=ROUND([.I34]/[.M34];10)" office:value-type="float" office:value="0.539030303" calcext:value-type="float">
            <text:p>0.539030303</text:p>
          </table:table-cell>
          <table:table-cell table:style-name="ce49" table:formula="of:=ROUND([.J34]/[.M34];10)" office:value-type="float" office:value="0.0001497222" calcext:value-type="float">
            <text:p>0.0001497222</text:p>
          </table:table-cell>
          <table:table-cell table:style-name="ce49" table:formula="of:=ROUND(([.J34]/[.M34])*1000;4)" office:value-type="float" office:value="0.1497" calcext:value-type="float">
            <text:p>0.149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60s_lp_webcam#1.csv</text:p>
          </table:table-cell>
          <table:covered-table-cell table:number-columns-repeated="2" table:style-name="ce5"/>
          <table:table-cell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60" calcext:value-type="float">
            <text:p>60</text:p>
          </table:table-cell>
          <table:covered-table-cell table:style-name="ce5"/>
          <table:table-cell table:style-name="ce5" office:value-type="float" office:value="7.07446" calcext:value-type="float">
            <text:p>7.07446</text:p>
          </table:table-cell>
          <table:table-cell table:style-name="ce5" office:value-type="float" office:value="424.173" calcext:value-type="float">
            <text:p>424.173</text:p>
          </table:table-cell>
          <table:table-cell table:style-name="ce49" table:formula="of:=ROUND([.I35]/3600;5)" office:value-type="float" office:value="0.11783" calcext:value-type="float">
            <text:p>0.11783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K35];2)" office:value-type="float" office:value="13.19" calcext:value-type="float">
            <text:p>13.19</text:p>
          </table:table-cell>
          <table:table-cell table:style-name="ce49" table:formula="of:= ROUND([.F35]/[.K35];0)" office:value-type="float" office:value="791" calcext:value-type="float">
            <text:p>791</text:p>
          </table:table-cell>
          <table:table-cell table:style-name="ce49" table:formula="of:=ROUND([.I35]/[.M35];10)" office:value-type="float" office:value="0.5362490518" calcext:value-type="float">
            <text:p>0.5362490518</text:p>
          </table:table-cell>
          <table:table-cell table:style-name="ce49" table:formula="of:=ROUND([.J35]/[.M35];10)" office:value-type="float" office:value="0.0001489633" calcext:value-type="float">
            <text:p>0.0001489633</text:p>
          </table:table-cell>
          <table:table-cell table:style-name="ce49" table:formula="of:=ROUND(([.J35]/[.M35])*1000;4)" office:value-type="float" office:value="0.149" calcext:value-type="float">
            <text:p>0.14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testvid#1.csv</text:p>
          </table:table-cell>
          <table:covered-table-cell table:style-name="ce23"/>
          <table:table-cell table:style-name="ce24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24"/>
          <table:covered-table-cell table:style-name="ce61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5">
            <text:p>HIGH (10W )</text:p>
          </table:table-cell>
          <table:table-cell table:style-name="ce5" office:value-type="float" office:value="7.49791" calcext:value-type="float">
            <text:p>7.49791</text:p>
          </table:table-cell>
          <table:table-cell table:style-name="ce5" office:value-type="float" office:value="74.7955" calcext:value-type="float">
            <text:p>74.7955</text:p>
          </table:table-cell>
          <table:table-cell table:style-name="ce49" table:formula="of:=ROUND([.I36]/3600;5)" office:value-type="float" office:value="0.02078" calcext:value-type="float">
            <text:p>0.02078</text:p>
          </table:table-cell>
          <table:table-cell table:style-name="ce5" office:value-type="float" office:value="0.06416" calcext:value-type="float">
            <text:p>0.06416</text:p>
          </table:table-cell>
          <table:table-cell table:style-name="ce49" table:formula="of:=ROUND(1/ [.K36];2)" office:value-type="float" office:value="15.59" calcext:value-type="float">
            <text:p>15.59</text:p>
          </table:table-cell>
          <table:table-cell table:style-name="ce49" table:formula="of:= ROUND([.F36]/[.K36];0)" office:value-type="float" office:value="156" calcext:value-type="float">
            <text:p>156</text:p>
          </table:table-cell>
          <table:table-cell table:style-name="ce49" table:formula="of:=ROUND([.I36]/[.M36];10)" office:value-type="float" office:value="0.4794583333" calcext:value-type="float">
            <text:p>0.4794583333</text:p>
          </table:table-cell>
          <table:table-cell table:style-name="ce49" table:formula="of:=ROUND([.J36]/[.M36];10)" office:value-type="float" office:value="0.0001332051" calcext:value-type="float">
            <text:p>0.0001332051</text:p>
          </table:table-cell>
          <table:table-cell table:style-name="ce49" table:formula="of:=ROUND(([.J36]/[.M36])*1000;4)" office:value-type="float" office:value="0.1332" calcext:value-type="float">
            <text:p>0.133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testvid#2.csv</text:p>
          </table:table-cell>
          <table:covered-table-cell table:style-name="ce23"/>
          <table:covered-table-cell table:style-name="ce5"/>
          <table:table-cell table:style-name="ce5"/>
          <table:covered-table-cell table:style-name="ce61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8.00151" calcext:value-type="float">
            <text:p>8.00151</text:p>
          </table:table-cell>
          <table:table-cell table:style-name="ce5" office:value-type="float" office:value="79.9283" calcext:value-type="float">
            <text:p>79.9283</text:p>
          </table:table-cell>
          <table:table-cell table:style-name="ce49" table:formula="of:=ROUND([.I37]/3600;5)" office:value-type="float" office:value="0.0222" calcext:value-type="float">
            <text:p>0.0222</text:p>
          </table:table-cell>
          <table:table-cell table:style-name="ce5" office:value-type="float" office:value="0.06066" calcext:value-type="float">
            <text:p>0.06066</text:p>
          </table:table-cell>
          <table:table-cell table:style-name="ce49" table:formula="of:=ROUND(1/ [.K37];2)" office:value-type="float" office:value="16.49" calcext:value-type="float">
            <text:p>16.49</text:p>
          </table:table-cell>
          <table:table-cell table:style-name="ce49" table:formula="of:= ROUND([.F37]/[.K37];0)" office:value-type="float" office:value="165" calcext:value-type="float">
            <text:p>165</text:p>
          </table:table-cell>
          <table:table-cell table:style-name="ce49" table:formula="of:=ROUND([.I37]/[.M37];10)" office:value-type="float" office:value="0.4844139394" calcext:value-type="float">
            <text:p>0.4844139394</text:p>
          </table:table-cell>
          <table:table-cell table:style-name="ce49" table:formula="of:=ROUND([.J37]/[.M37];10)" office:value-type="float" office:value="0.0001345455" calcext:value-type="float">
            <text:p>0.0001345455</text:p>
          </table:table-cell>
          <table:table-cell table:style-name="ce49" table:formula="of:=ROUND(([.J37]/[.M37])*1000;4)" office:value-type="float" office:value="0.1345" calcext:value-type="float">
            <text:p>0.134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10s_testvid#3.csv</text:p>
          </table:table-cell>
          <table:covered-table-cell table:style-name="ce23"/>
          <table:covered-table-cell table:style-name="ce5"/>
          <table:table-cell table:style-name="ce5"/>
          <table:covered-table-cell table:style-name="ce61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7.45199" calcext:value-type="float">
            <text:p>7.45199</text:p>
          </table:table-cell>
          <table:table-cell table:style-name="ce5" office:value-type="float" office:value="74.4122" calcext:value-type="float">
            <text:p>74.4122</text:p>
          </table:table-cell>
          <table:table-cell table:style-name="ce49" table:formula="of:=ROUND([.I38]/3600;5)" office:value-type="float" office:value="0.02067" calcext:value-type="float">
            <text:p>0.02067</text:p>
          </table:table-cell>
          <table:table-cell table:style-name="ce5" office:value-type="float" office:value="0.06154" calcext:value-type="float">
            <text:p>0.06154</text:p>
          </table:table-cell>
          <table:table-cell table:style-name="ce49" table:formula="of:=ROUND(1/ [.K38];2)" office:value-type="float" office:value="16.25" calcext:value-type="float">
            <text:p>16.25</text:p>
          </table:table-cell>
          <table:table-cell table:style-name="ce49" table:formula="of:= ROUND([.F38]/[.K38];0)" office:value-type="float" office:value="162" calcext:value-type="float">
            <text:p>162</text:p>
          </table:table-cell>
          <table:table-cell table:style-name="ce49" table:formula="of:=ROUND([.I38]/[.M38];10)" office:value-type="float" office:value="0.4593345679" calcext:value-type="float">
            <text:p>0.4593345679</text:p>
          </table:table-cell>
          <table:table-cell table:style-name="ce49" table:formula="of:=ROUND([.J38]/[.M38];10)" office:value-type="float" office:value="0.0001275926" calcext:value-type="float">
            <text:p>0.0001275926</text:p>
          </table:table-cell>
          <table:table-cell table:style-name="ce49" table:formula="of:=ROUND(([.J38]/[.M38])*1000;4)" office:value-type="float" office:value="0.1276" calcext:value-type="float">
            <text:p>0.1276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30s_testvid#1.csv</text:p>
          </table:table-cell>
          <table:covered-table-cell table:style-name="ce23"/>
          <table:covered-table-cell table:style-name="ce5"/>
          <table:table-cell table:style-name="ce5"/>
          <table:covered-table-cell table:style-name="ce61"/>
          <table:table-cell table:style-name="ce5" office:value-type="float" office:value="30" calcext:value-type="float">
            <text:p>30</text:p>
          </table:table-cell>
          <table:covered-table-cell table:style-name="ce5"/>
          <table:table-cell table:style-name="ce5" office:value-type="float" office:value="7.40991" calcext:value-type="float">
            <text:p>7.40991</text:p>
          </table:table-cell>
          <table:table-cell table:style-name="ce5" office:value-type="float" office:value="221.698" calcext:value-type="float">
            <text:p>221.698</text:p>
          </table:table-cell>
          <table:table-cell table:style-name="ce49" table:formula="of:=ROUND([.I39]/3600;5)" office:value-type="float" office:value="0.06158" calcext:value-type="float">
            <text:p>0.06158</text:p>
          </table:table-cell>
          <table:table-cell table:style-name="ce5" office:value-type="float" office:value="0.06366" calcext:value-type="float">
            <text:p>0.06366</text:p>
          </table:table-cell>
          <table:table-cell table:style-name="ce49" table:formula="of:=ROUND(1/ [.K39];2)" office:value-type="float" office:value="15.71" calcext:value-type="float">
            <text:p>15.71</text:p>
          </table:table-cell>
          <table:table-cell table:style-name="ce49" table:formula="of:= ROUND([.F39]/[.K39];0)" office:value-type="float" office:value="471" calcext:value-type="float">
            <text:p>471</text:p>
          </table:table-cell>
          <table:table-cell table:style-name="ce49" table:formula="of:=ROUND([.I39]/[.M39];10)" office:value-type="float" office:value="0.4706963907" calcext:value-type="float">
            <text:p>0.4706963907</text:p>
          </table:table-cell>
          <table:table-cell table:style-name="ce49" table:formula="of:=ROUND([.J39]/[.M39];10)" office:value-type="float" office:value="0.0001307431" calcext:value-type="float">
            <text:p>0.0001307431</text:p>
          </table:table-cell>
          <table:table-cell table:style-name="ce49" table:formula="of:=ROUND(([.J39]/[.M39])*1000;4)" office:value-type="float" office:value="0.1307" calcext:value-type="float">
            <text:p>0.130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s_60s_testvid#1.csv</text:p>
          </table:table-cell>
          <table:covered-table-cell table:style-name="ce23"/>
          <table:covered-table-cell table:style-name="ce5"/>
          <table:table-cell table:style-name="ce5"/>
          <table:covered-table-cell table:style-name="ce61"/>
          <table:table-cell table:style-name="ce5" office:value-type="float" office:value="60" calcext:value-type="float">
            <text:p>60</text:p>
          </table:table-cell>
          <table:covered-table-cell table:style-name="ce5"/>
          <table:table-cell table:style-name="ce5" office:value-type="float" office:value="7.46689" calcext:value-type="float">
            <text:p>7.46689</text:p>
          </table:table-cell>
          <table:table-cell table:style-name="ce5" office:value-type="float" office:value="446.958" calcext:value-type="float">
            <text:p>446.958</text:p>
          </table:table-cell>
          <table:table-cell table:style-name="ce49" table:formula="of:=ROUND([.I40]/3600;5)" office:value-type="float" office:value="0.12416" calcext:value-type="float">
            <text:p>0.12416</text:p>
          </table:table-cell>
          <table:table-cell table:style-name="ce5" office:value-type="float" office:value="0.06439" calcext:value-type="float">
            <text:p>0.06439</text:p>
          </table:table-cell>
          <table:table-cell table:style-name="ce49" table:formula="of:=ROUND(1/ [.K40];2)" office:value-type="float" office:value="15.53" calcext:value-type="float">
            <text:p>15.53</text:p>
          </table:table-cell>
          <table:table-cell table:style-name="ce49" table:formula="of:= ROUND([.F40]/[.K40];0)" office:value-type="float" office:value="932" calcext:value-type="float">
            <text:p>932</text:p>
          </table:table-cell>
          <table:table-cell table:style-name="ce49" table:formula="of:=ROUND([.I40]/[.M40];10)" office:value-type="float" office:value="0.4795686695" calcext:value-type="float">
            <text:p>0.4795686695</text:p>
          </table:table-cell>
          <table:table-cell table:style-name="ce49" table:formula="of:=ROUND([.J40]/[.M40];10)" office:value-type="float" office:value="0.0001332189" calcext:value-type="float">
            <text:p>0.0001332189</text:p>
          </table:table-cell>
          <table:table-cell table:style-name="ce49" table:formula="of:=ROUND(([.J40]/[.M40])*1000;4)" office:value-type="float" office:value="0.1332" calcext:value-type="float">
            <text:p>0.1332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webcam#1.csv</text:p>
          </table:table-cell>
          <table:table-cell table:style-name="ce28" office:value-type="string" calcext:value-type="string" table:number-columns-spanned="1" table:number-rows-spanned="16">
            <text:p>YOLOv5m</text:p>
          </table:table-cell>
          <table:table-cell table:style-name="ce28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28"/>
          <table:table-cell table:style-name="ce63" office:value-type="string" calcext:value-type="string" table:number-columns-spanned="1" table:number-rows-spanned="16">
            <text:p>Jetson Nano (GPU)</text:p>
          </table:table-cell>
          <table:table-cell table:style-name="ce6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7">
            <text:p>HIGH (10W )</text:p>
          </table:table-cell>
          <table:table-cell table:style-name="ce6" office:value-type="float" office:value="10.9054" calcext:value-type="float">
            <text:p>10.9054</text:p>
          </table:table-cell>
          <table:table-cell table:style-name="ce6" office:value-type="float" office:value="109.041" calcext:value-type="float">
            <text:p>109.041</text:p>
          </table:table-cell>
          <table:table-cell table:style-name="ce50" table:formula="of:=ROUND([.I41]/3600;5)" office:value-type="float" office:value="0.03029" calcext:value-type="float">
            <text:p>0.03029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K41];2)" office:value-type="float" office:value="16.18" calcext:value-type="float">
            <text:p>16.18</text:p>
          </table:table-cell>
          <table:table-cell table:style-name="ce50" table:formula="of:= ROUND([.F41]/[.K41];0)" office:value-type="float" office:value="162" calcext:value-type="float">
            <text:p>162</text:p>
          </table:table-cell>
          <table:table-cell table:style-name="ce50" table:formula="of:=ROUND([.I41]/[.M41];10)" office:value-type="float" office:value="0.6730925926" calcext:value-type="float">
            <text:p>0.6730925926</text:p>
          </table:table-cell>
          <table:table-cell table:style-name="ce50" table:formula="of:=ROUND([.J41]/[.M41];10)" office:value-type="float" office:value="0.0001869753" calcext:value-type="float">
            <text:p>0.0001869753</text:p>
          </table:table-cell>
          <table:table-cell table:style-name="ce50" table:formula="of:=ROUND(([.J41]/[.M41])*1000;4)" office:value-type="float" office:value="0.187" calcext:value-type="float">
            <text:p>0.187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webcam#2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814" calcext:value-type="float">
            <text:p>10.9814</text:p>
          </table:table-cell>
          <table:table-cell table:style-name="ce6" office:value-type="float" office:value="109.784" calcext:value-type="float">
            <text:p>109.784</text:p>
          </table:table-cell>
          <table:table-cell table:style-name="ce50" table:formula="of:=ROUND([.I42]/3600;5)" office:value-type="float" office:value="0.0305" calcext:value-type="float">
            <text:p>0.0305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K42];2)" office:value-type="float" office:value="16.18" calcext:value-type="float">
            <text:p>16.18</text:p>
          </table:table-cell>
          <table:table-cell table:style-name="ce50" table:formula="of:= ROUND([.F42]/[.K42];0)" office:value-type="float" office:value="162" calcext:value-type="float">
            <text:p>162</text:p>
          </table:table-cell>
          <table:table-cell table:style-name="ce50" table:formula="of:=ROUND([.I42]/[.M42];10)" office:value-type="float" office:value="0.6776790123" calcext:value-type="float">
            <text:p>0.6776790123</text:p>
          </table:table-cell>
          <table:table-cell table:style-name="ce50" table:formula="of:=ROUND([.J42]/[.M42];10)" office:value-type="float" office:value="0.0001882716" calcext:value-type="float">
            <text:p>0.0001882716</text:p>
          </table:table-cell>
          <table:table-cell table:style-name="ce50" table:formula="of:=ROUND(([.J42]/[.M42])*1000;4)" office:value-type="float" office:value="0.1883" calcext:value-type="float">
            <text:p>0.188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webcam#3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767" calcext:value-type="float">
            <text:p>10.9767</text:p>
          </table:table-cell>
          <table:table-cell table:style-name="ce6" office:value-type="float" office:value="109.761" calcext:value-type="float">
            <text:p>109.761</text:p>
          </table:table-cell>
          <table:table-cell table:style-name="ce50" table:formula="of:=ROUND([.I43]/3600;5)" office:value-type="float" office:value="0.03049" calcext:value-type="float">
            <text:p>0.03049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K43];2)" office:value-type="float" office:value="16.18" calcext:value-type="float">
            <text:p>16.18</text:p>
          </table:table-cell>
          <table:table-cell table:style-name="ce50" table:formula="of:= ROUND([.F43]/[.K43];0)" office:value-type="float" office:value="162" calcext:value-type="float">
            <text:p>162</text:p>
          </table:table-cell>
          <table:table-cell table:style-name="ce50" table:formula="of:=ROUND([.I43]/[.M43];10)" office:value-type="float" office:value="0.677537037" calcext:value-type="float">
            <text:p>0.677537037</text:p>
          </table:table-cell>
          <table:table-cell table:style-name="ce50" table:formula="of:=ROUND([.J43]/[.M43];10)" office:value-type="float" office:value="0.0001882099" calcext:value-type="float">
            <text:p>0.0001882099</text:p>
          </table:table-cell>
          <table:table-cell table:style-name="ce50" table:formula="of:=ROUND(([.J43]/[.M43])*1000;4)" office:value-type="float" office:value="0.1882" calcext:value-type="float">
            <text:p>0.1882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webcam_no_objects#1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1.2067" calcext:value-type="float">
            <text:p>11.2067</text:p>
          </table:table-cell>
          <table:table-cell table:style-name="ce6" office:value-type="float" office:value="112.043" calcext:value-type="float">
            <text:p>112.043</text:p>
          </table:table-cell>
          <table:table-cell table:style-name="ce50" table:formula="of:=ROUND([.I44]/3600;5)" office:value-type="float" office:value="0.03112" calcext:value-type="float">
            <text:p>0.03112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K44];2)" office:value-type="float" office:value="16.18" calcext:value-type="float">
            <text:p>16.18</text:p>
          </table:table-cell>
          <table:table-cell table:style-name="ce50" table:formula="of:= ROUND([.F44]/[.K44];0)" office:value-type="float" office:value="162" calcext:value-type="float">
            <text:p>162</text:p>
          </table:table-cell>
          <table:table-cell table:style-name="ce50" table:formula="of:=ROUND([.I44]/[.M44];10)" office:value-type="float" office:value="0.6916234568" calcext:value-type="float">
            <text:p>0.6916234568</text:p>
          </table:table-cell>
          <table:table-cell table:style-name="ce50" table:formula="of:=ROUND([.J44]/[.M44];10)" office:value-type="float" office:value="0.0001920988" calcext:value-type="float">
            <text:p>0.0001920988</text:p>
          </table:table-cell>
          <table:table-cell table:style-name="ce50" table:formula="of:=ROUND(([.J44]/[.M44])*1000;4)" office:value-type="float" office:value="0.1921" calcext:value-type="float">
            <text:p>0.192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webcam_no_objects#2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7498" calcext:value-type="float">
            <text:p>10.7498</text:p>
          </table:table-cell>
          <table:table-cell table:style-name="ce6" office:value-type="float" office:value="107.491" calcext:value-type="float">
            <text:p>107.491</text:p>
          </table:table-cell>
          <table:table-cell table:style-name="ce50" table:formula="of:=ROUND([.I45]/3600;5)" office:value-type="float" office:value="0.02986" calcext:value-type="float">
            <text:p>0.02986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K45];2)" office:value-type="float" office:value="16.18" calcext:value-type="float">
            <text:p>16.18</text:p>
          </table:table-cell>
          <table:table-cell table:style-name="ce50" table:formula="of:= ROUND([.F45]/[.K45];0)" office:value-type="float" office:value="162" calcext:value-type="float">
            <text:p>162</text:p>
          </table:table-cell>
          <table:table-cell table:style-name="ce50" table:formula="of:=ROUND([.I45]/[.M45];10)" office:value-type="float" office:value="0.6635246914" calcext:value-type="float">
            <text:p>0.6635246914</text:p>
          </table:table-cell>
          <table:table-cell table:style-name="ce50" table:formula="of:=ROUND([.J45]/[.M45];10)" office:value-type="float" office:value="0.000184321" calcext:value-type="float">
            <text:p>0.000184321</text:p>
          </table:table-cell>
          <table:table-cell table:style-name="ce50" table:formula="of:=ROUND(([.J45]/[.M45])*1000;4)" office:value-type="float" office:value="0.1843" calcext:value-type="float">
            <text:p>0.184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30s_webcam#1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30" calcext:value-type="float">
            <text:p>3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004" calcext:value-type="float">
            <text:p>10.9004</text:p>
          </table:table-cell>
          <table:table-cell table:style-name="ce6" office:value-type="float" office:value="326.961" calcext:value-type="float">
            <text:p>326.961</text:p>
          </table:table-cell>
          <table:table-cell table:style-name="ce50" table:formula="of:=ROUND([.I46]/3600;5)" office:value-type="float" office:value="0.09082" calcext:value-type="float">
            <text:p>0.09082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K46];2)" office:value-type="float" office:value="16.18" calcext:value-type="float">
            <text:p>16.18</text:p>
          </table:table-cell>
          <table:table-cell table:style-name="ce50" table:formula="of:= ROUND([.F46]/[.K46];0)" office:value-type="float" office:value="485" calcext:value-type="float">
            <text:p>485</text:p>
          </table:table-cell>
          <table:table-cell table:style-name="ce50" table:formula="of:=ROUND([.I46]/[.M46];10)" office:value-type="float" office:value="0.6741463918" calcext:value-type="float">
            <text:p>0.6741463918</text:p>
          </table:table-cell>
          <table:table-cell table:style-name="ce50" table:formula="of:=ROUND([.J46]/[.M46];10)" office:value-type="float" office:value="0.0001872577" calcext:value-type="float">
            <text:p>0.0001872577</text:p>
          </table:table-cell>
          <table:table-cell table:style-name="ce50" table:formula="of:=ROUND(([.J46]/[.M46])*1000;4)" office:value-type="float" office:value="0.1873" calcext:value-type="float">
            <text:p>0.187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60s_webcam#1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60" calcext:value-type="float">
            <text:p>6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8001" calcext:value-type="float">
            <text:p>10.8001</text:p>
          </table:table-cell>
          <table:table-cell table:style-name="ce6" office:value-type="float" office:value="647.929" calcext:value-type="float">
            <text:p>647.929</text:p>
          </table:table-cell>
          <table:table-cell table:style-name="ce50" table:formula="of:=ROUND([.I47]/3600;5)" office:value-type="float" office:value="0.17998" calcext:value-type="float">
            <text:p>0.17998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K47];2)" office:value-type="float" office:value="16.18" calcext:value-type="float">
            <text:p>16.18</text:p>
          </table:table-cell>
          <table:table-cell table:style-name="ce50" table:formula="of:= ROUND([.F47]/[.K47];0)" office:value-type="float" office:value="971" calcext:value-type="float">
            <text:p>971</text:p>
          </table:table-cell>
          <table:table-cell table:style-name="ce50" table:formula="of:=ROUND([.I47]/[.M47];10)" office:value-type="float" office:value="0.6672801236" calcext:value-type="float">
            <text:p>0.6672801236</text:p>
          </table:table-cell>
          <table:table-cell table:style-name="ce50" table:formula="of:=ROUND([.J47]/[.M47];10)" office:value-type="float" office:value="0.0001853553" calcext:value-type="float">
            <text:p>0.0001853553</text:p>
          </table:table-cell>
          <table:table-cell table:style-name="ce50" table:formula="of:=ROUND(([.J47]/[.M47])*1000;4)" office:value-type="float" office:value="0.1854" calcext:value-type="float">
            <text:p>0.1854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lp_webcam#1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4">
            <text:p>LOW ( 5W )</text:p>
          </table:table-cell>
          <table:table-cell table:style-name="ce6" office:value-type="float" office:value="7.42177" calcext:value-type="float">
            <text:p>7.42177</text:p>
          </table:table-cell>
          <table:table-cell table:style-name="ce6" office:value-type="float" office:value="74.2031" calcext:value-type="float">
            <text:p>74.2031</text:p>
          </table:table-cell>
          <table:table-cell table:style-name="ce50" table:formula="of:=ROUND([.I48]/3600;5)" office:value-type="float" office:value="0.02061" calcext:value-type="float">
            <text:p>0.02061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K48];2)" office:value-type="float" office:value="11.11" calcext:value-type="float">
            <text:p>11.11</text:p>
          </table:table-cell>
          <table:table-cell table:style-name="ce50" table:formula="of:= ROUND([.F48]/[.K48];0)" office:value-type="float" office:value="111" calcext:value-type="float">
            <text:p>111</text:p>
          </table:table-cell>
          <table:table-cell table:style-name="ce50" table:formula="of:=ROUND([.I48]/[.M48];10)" office:value-type="float" office:value="0.6684963964" calcext:value-type="float">
            <text:p>0.6684963964</text:p>
          </table:table-cell>
          <table:table-cell table:style-name="ce50" table:formula="of:=ROUND([.J48]/[.M48];10)" office:value-type="float" office:value="0.0001856757" calcext:value-type="float">
            <text:p>0.0001856757</text:p>
          </table:table-cell>
          <table:table-cell table:style-name="ce50" table:formula="of:=ROUND(([.J48]/[.M48])*1000;4)" office:value-type="float" office:value="0.1857" calcext:value-type="float">
            <text:p>0.1857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lp_webcam#2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4142" calcext:value-type="float">
            <text:p>7.4142</text:p>
          </table:table-cell>
          <table:table-cell table:style-name="ce6" office:value-type="float" office:value="74.1563" calcext:value-type="float">
            <text:p>74.1563</text:p>
          </table:table-cell>
          <table:table-cell table:style-name="ce50" table:formula="of:=ROUND([.I49]/3600;5)" office:value-type="float" office:value="0.0206" calcext:value-type="float">
            <text:p>0.0206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K49];2)" office:value-type="float" office:value="11.11" calcext:value-type="float">
            <text:p>11.11</text:p>
          </table:table-cell>
          <table:table-cell table:style-name="ce50" table:formula="of:= ROUND([.F49]/[.K49];0)" office:value-type="float" office:value="111" calcext:value-type="float">
            <text:p>111</text:p>
          </table:table-cell>
          <table:table-cell table:style-name="ce50" table:formula="of:=ROUND([.I49]/[.M49];10)" office:value-type="float" office:value="0.6680747748" calcext:value-type="float">
            <text:p>0.6680747748</text:p>
          </table:table-cell>
          <table:table-cell table:style-name="ce50" table:formula="of:=ROUND([.J49]/[.M49];10)" office:value-type="float" office:value="0.0001855856" calcext:value-type="float">
            <text:p>0.0001855856</text:p>
          </table:table-cell>
          <table:table-cell table:style-name="ce50" table:formula="of:=ROUND(([.J49]/[.M49])*1000;4)" office:value-type="float" office:value="0.1856" calcext:value-type="float">
            <text:p>0.1856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30s_lp_webcam#1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30" calcext:value-type="float">
            <text:p>30</text:p>
          </table:table-cell>
          <table:covered-table-cell table:style-name="ce6"/>
          <table:table-cell table:style-name="ce6" office:value-type="float" office:value="7.40706" calcext:value-type="float">
            <text:p>7.40706</text:p>
          </table:table-cell>
          <table:table-cell table:style-name="ce6" office:value-type="float" office:value="222.176" calcext:value-type="float">
            <text:p>222.176</text:p>
          </table:table-cell>
          <table:table-cell table:style-name="ce50" table:formula="of:=ROUND([.I50]/3600;5)" office:value-type="float" office:value="0.06172" calcext:value-type="float">
            <text:p>0.06172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K50];2)" office:value-type="float" office:value="11.11" calcext:value-type="float">
            <text:p>11.11</text:p>
          </table:table-cell>
          <table:table-cell table:style-name="ce50" table:formula="of:= ROUND([.F50]/[.K50];0)" office:value-type="float" office:value="333" calcext:value-type="float">
            <text:p>333</text:p>
          </table:table-cell>
          <table:table-cell table:style-name="ce50" table:formula="of:=ROUND([.I50]/[.M50];10)" office:value-type="float" office:value="0.6671951952" calcext:value-type="float">
            <text:p>0.6671951952</text:p>
          </table:table-cell>
          <table:table-cell table:style-name="ce50" table:formula="of:=ROUND([.J50]/[.M50];10)" office:value-type="float" office:value="0.0001853453" calcext:value-type="float">
            <text:p>0.0001853453</text:p>
          </table:table-cell>
          <table:table-cell table:style-name="ce50" table:formula="of:=ROUND(([.J50]/[.M50])*1000;4)" office:value-type="float" office:value="0.1853" calcext:value-type="float">
            <text:p>0.185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60s_lp_webcam#1.csv</text:p>
          </table:table-cell>
          <table:covered-table-cell table:number-columns-repeated="2" table:style-name="ce6"/>
          <table:table-cell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60" calcext:value-type="float">
            <text:p>60</text:p>
          </table:table-cell>
          <table:covered-table-cell table:style-name="ce6"/>
          <table:table-cell table:style-name="ce6" office:value-type="float" office:value="7.3666" calcext:value-type="float">
            <text:p>7.3666</text:p>
          </table:table-cell>
          <table:table-cell table:style-name="ce6" office:value-type="float" office:value="441.968" calcext:value-type="float">
            <text:p>441.968</text:p>
          </table:table-cell>
          <table:table-cell table:style-name="ce50" table:formula="of:=ROUND([.I51]/3600;5)" office:value-type="float" office:value="0.12277" calcext:value-type="float">
            <text:p>0.12277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K51];2)" office:value-type="float" office:value="11.11" calcext:value-type="float">
            <text:p>11.11</text:p>
          </table:table-cell>
          <table:table-cell table:style-name="ce50" table:formula="of:= ROUND([.F51]/[.K51];0)" office:value-type="float" office:value="667" calcext:value-type="float">
            <text:p>667</text:p>
          </table:table-cell>
          <table:table-cell table:style-name="ce50" table:formula="of:=ROUND([.I51]/[.M51];10)" office:value-type="float" office:value="0.6626206897" calcext:value-type="float">
            <text:p>0.6626206897</text:p>
          </table:table-cell>
          <table:table-cell table:style-name="ce50" table:formula="of:=ROUND([.J51]/[.M51];10)" office:value-type="float" office:value="0.000184063" calcext:value-type="float">
            <text:p>0.000184063</text:p>
          </table:table-cell>
          <table:table-cell table:style-name="ce50" table:formula="of:=ROUND(([.J51]/[.M51])*1000;4)" office:value-type="float" office:value="0.1841" calcext:value-type="float">
            <text:p>0.184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testvid#1.csv</text:p>
          </table:table-cell>
          <table:covered-table-cell table:style-name="ce25"/>
          <table:table-cell table:style-name="ce28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28"/>
          <table:covered-table-cell table:style-name="ce63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5">
            <text:p>HIGH (10W )</text:p>
          </table:table-cell>
          <table:table-cell table:style-name="ce6" office:value-type="float" office:value="7.94573" calcext:value-type="float">
            <text:p>7.94573</text:p>
          </table:table-cell>
          <table:table-cell table:style-name="ce6" office:value-type="float" office:value="79.4737" calcext:value-type="float">
            <text:p>79.4737</text:p>
          </table:table-cell>
          <table:table-cell table:style-name="ce50" table:formula="of:=ROUND([.I52]/3600;5)" office:value-type="float" office:value="0.02208" calcext:value-type="float">
            <text:p>0.02208</text:p>
          </table:table-cell>
          <table:table-cell table:style-name="ce6" office:value-type="float" office:value="0.07653" calcext:value-type="float">
            <text:p>0.07653</text:p>
          </table:table-cell>
          <table:table-cell table:style-name="ce50" table:formula="of:=ROUND(1/ [.K52];2)" office:value-type="float" office:value="13.07" calcext:value-type="float">
            <text:p>13.07</text:p>
          </table:table-cell>
          <table:table-cell table:style-name="ce50" table:formula="of:= ROUND([.F52]/[.K52];0)" office:value-type="float" office:value="131" calcext:value-type="float">
            <text:p>131</text:p>
          </table:table-cell>
          <table:table-cell table:style-name="ce50" table:formula="of:=ROUND([.I52]/[.M52];10)" office:value-type="float" office:value="0.6066694656" calcext:value-type="float">
            <text:p>0.6066694656</text:p>
          </table:table-cell>
          <table:table-cell table:style-name="ce50" table:formula="of:=ROUND([.J52]/[.M52];10)" office:value-type="float" office:value="0.0001685496" calcext:value-type="float">
            <text:p>0.0001685496</text:p>
          </table:table-cell>
          <table:table-cell table:style-name="ce50" table:formula="of:=ROUND(([.J52]/[.M52])*1000;4)" office:value-type="float" office:value="0.1685" calcext:value-type="float">
            <text:p>0.168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testvid#2.csv</text:p>
          </table:table-cell>
          <table:covered-table-cell table:style-name="ce25"/>
          <table:covered-table-cell table:style-name="ce6"/>
          <table:table-cell table:style-name="ce6"/>
          <table:covered-table-cell table:style-name="ce63"/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85695" calcext:value-type="float">
            <text:p>7.85695</text:p>
          </table:table-cell>
          <table:table-cell table:style-name="ce6" office:value-type="float" office:value="78.5681" calcext:value-type="float">
            <text:p>78.5681</text:p>
          </table:table-cell>
          <table:table-cell table:style-name="ce50" table:formula="of:=ROUND([.I53]/3600;5)" office:value-type="float" office:value="0.02182" calcext:value-type="float">
            <text:p>0.02182</text:p>
          </table:table-cell>
          <table:table-cell table:style-name="ce6" office:value-type="float" office:value="0.07796" calcext:value-type="float">
            <text:p>0.07796</text:p>
          </table:table-cell>
          <table:table-cell table:style-name="ce50" table:formula="of:=ROUND(1/ [.K53];2)" office:value-type="float" office:value="12.83" calcext:value-type="float">
            <text:p>12.83</text:p>
          </table:table-cell>
          <table:table-cell table:style-name="ce50" table:formula="of:= ROUND([.F53]/[.K53];0)" office:value-type="float" office:value="128" calcext:value-type="float">
            <text:p>128</text:p>
          </table:table-cell>
          <table:table-cell table:style-name="ce50" table:formula="of:=ROUND([.I53]/[.M53];10)" office:value-type="float" office:value="0.6138132813" calcext:value-type="float">
            <text:p>0.6138132813</text:p>
          </table:table-cell>
          <table:table-cell table:style-name="ce50" table:formula="of:=ROUND([.J53]/[.M53];10)" office:value-type="float" office:value="0.0001704688" calcext:value-type="float">
            <text:p>0.0001704688</text:p>
          </table:table-cell>
          <table:table-cell table:style-name="ce50" table:formula="of:=ROUND(([.J53]/[.M53])*1000;4)" office:value-type="float" office:value="0.1705" calcext:value-type="float">
            <text:p>0.170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10s_testvid#3.csv</text:p>
          </table:table-cell>
          <table:covered-table-cell table:style-name="ce25"/>
          <table:covered-table-cell table:style-name="ce6"/>
          <table:table-cell table:style-name="ce6"/>
          <table:covered-table-cell table:style-name="ce63"/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80699" calcext:value-type="float">
            <text:p>7.80699</text:p>
          </table:table-cell>
          <table:table-cell table:style-name="ce6" office:value-type="float" office:value="78.0874" calcext:value-type="float">
            <text:p>78.0874</text:p>
          </table:table-cell>
          <table:table-cell table:style-name="ce50" table:formula="of:=ROUND([.I54]/3600;5)" office:value-type="float" office:value="0.02169" calcext:value-type="float">
            <text:p>0.02169</text:p>
          </table:table-cell>
          <table:table-cell table:style-name="ce6" office:value-type="float" office:value="0.0798" calcext:value-type="float">
            <text:p>0.0798</text:p>
          </table:table-cell>
          <table:table-cell table:style-name="ce50" table:formula="of:=ROUND(1/ [.K54];2)" office:value-type="float" office:value="12.53" calcext:value-type="float">
            <text:p>12.53</text:p>
          </table:table-cell>
          <table:table-cell table:style-name="ce50" table:formula="of:= ROUND([.F54]/[.K54];0)" office:value-type="float" office:value="125" calcext:value-type="float">
            <text:p>125</text:p>
          </table:table-cell>
          <table:table-cell table:style-name="ce50" table:formula="of:=ROUND([.I54]/[.M54];10)" office:value-type="float" office:value="0.6246992" calcext:value-type="float">
            <text:p>0.6246992</text:p>
          </table:table-cell>
          <table:table-cell table:style-name="ce50" table:formula="of:=ROUND([.J54]/[.M54];10)" office:value-type="float" office:value="0.00017352" calcext:value-type="float">
            <text:p>0.00017352</text:p>
          </table:table-cell>
          <table:table-cell table:style-name="ce50" table:formula="of:=ROUND(([.J54]/[.M54])*1000;4)" office:value-type="float" office:value="0.1735" calcext:value-type="float">
            <text:p>0.173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30s_testvid#1.csv</text:p>
          </table:table-cell>
          <table:covered-table-cell table:style-name="ce25"/>
          <table:covered-table-cell table:style-name="ce6"/>
          <table:table-cell table:style-name="ce6"/>
          <table:covered-table-cell table:style-name="ce63"/>
          <table:table-cell table:style-name="ce6" office:value-type="float" office:value="30" calcext:value-type="float">
            <text:p>30</text:p>
          </table:table-cell>
          <table:covered-table-cell table:style-name="ce6"/>
          <table:table-cell table:style-name="ce6" office:value-type="float" office:value="7.78694" calcext:value-type="float">
            <text:p>7.78694</text:p>
          </table:table-cell>
          <table:table-cell table:style-name="ce6" office:value-type="float" office:value="223.613" calcext:value-type="float">
            <text:p>223.613</text:p>
          </table:table-cell>
          <table:table-cell table:style-name="ce50" table:formula="of:=ROUND([.I55]/3600;5)" office:value-type="float" office:value="0.06211" calcext:value-type="float">
            <text:p>0.06211</text:p>
          </table:table-cell>
          <table:table-cell table:style-name="ce6" office:value-type="float" office:value="0.08191" calcext:value-type="float">
            <text:p>0.08191</text:p>
          </table:table-cell>
          <table:table-cell table:style-name="ce50" table:formula="of:=ROUND(1/ [.K55];2)" office:value-type="float" office:value="12.21" calcext:value-type="float">
            <text:p>12.21</text:p>
          </table:table-cell>
          <table:table-cell table:style-name="ce50" table:formula="of:= ROUND([.F55]/[.K55];0)" office:value-type="float" office:value="366" calcext:value-type="float">
            <text:p>366</text:p>
          </table:table-cell>
          <table:table-cell table:style-name="ce50" table:formula="of:=ROUND([.I55]/[.M55];10)" office:value-type="float" office:value="0.6109644809" calcext:value-type="float">
            <text:p>0.6109644809</text:p>
          </table:table-cell>
          <table:table-cell table:style-name="ce50" table:formula="of:=ROUND([.J55]/[.M55];10)" office:value-type="float" office:value="0.0001696995" calcext:value-type="float">
            <text:p>0.0001696995</text:p>
          </table:table-cell>
          <table:table-cell table:style-name="ce50" table:formula="of:=ROUND(([.J55]/[.M55])*1000;4)" office:value-type="float" office:value="0.1697" calcext:value-type="float">
            <text:p>0.1697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m_60s_testvid#1.csv</text:p>
          </table:table-cell>
          <table:covered-table-cell table:style-name="ce25"/>
          <table:covered-table-cell table:style-name="ce6"/>
          <table:table-cell table:style-name="ce6"/>
          <table:covered-table-cell table:style-name="ce63"/>
          <table:table-cell table:style-name="ce6" office:value-type="float" office:value="60" calcext:value-type="float">
            <text:p>60</text:p>
          </table:table-cell>
          <table:covered-table-cell table:style-name="ce6"/>
          <table:table-cell table:style-name="ce6" office:value-type="float" office:value="8.09093" calcext:value-type="float">
            <text:p>8.09093</text:p>
          </table:table-cell>
          <table:table-cell table:style-name="ce6" office:value-type="float" office:value="485.543" calcext:value-type="float">
            <text:p>485.543</text:p>
          </table:table-cell>
          <table:table-cell table:style-name="ce50" table:formula="of:=ROUND([.I56]/3600;5)" office:value-type="float" office:value="0.13487" calcext:value-type="float">
            <text:p>0.13487</text:p>
          </table:table-cell>
          <table:table-cell table:style-name="ce6" office:value-type="float" office:value="0.07837" calcext:value-type="float">
            <text:p>0.07837</text:p>
          </table:table-cell>
          <table:table-cell table:style-name="ce50" table:formula="of:=ROUND(1/ [.K56];2)" office:value-type="float" office:value="12.76" calcext:value-type="float">
            <text:p>12.76</text:p>
          </table:table-cell>
          <table:table-cell table:style-name="ce50" table:formula="of:= ROUND([.F56]/[.K56];0)" office:value-type="float" office:value="766" calcext:value-type="float">
            <text:p>766</text:p>
          </table:table-cell>
          <table:table-cell table:style-name="ce50" table:formula="of:=ROUND([.I56]/[.M56];10)" office:value-type="float" office:value="0.6338681462" calcext:value-type="float">
            <text:p>0.6338681462</text:p>
          </table:table-cell>
          <table:table-cell table:style-name="ce50" table:formula="of:=ROUND([.J56]/[.M56];10)" office:value-type="float" office:value="0.0001760705" calcext:value-type="float">
            <text:p>0.0001760705</text:p>
          </table:table-cell>
          <table:table-cell table:style-name="ce50" table:formula="of:=ROUND(([.J56]/[.M56])*1000;4)" office:value-type="float" office:value="0.1761" calcext:value-type="float">
            <text:p>0.1761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webcam#1.csv</text:p>
          </table:table-cell>
          <table:table-cell table:style-name="ce31" office:value-type="string" calcext:value-type="string" table:number-columns-spanned="1" table:number-rows-spanned="24">
            <text:p>YOLOv5l</text:p>
          </table:table-cell>
          <table:table-cell table:style-name="ce31" office:value-type="string" calcext:value-type="string" table:number-columns-spanned="1" table:number-rows-spanned="13">
            <text:p><text:span text:style-name="T1">Webcam</text:span></text:p>
            <text:p><text:span text:style-name="T1">(640 x 480)</text:span></text:p>
          </table:table-cell>
          <table:table-cell table:style-name="ce31"/>
          <table:table-cell table:style-name="ce54" office:value-type="string" calcext:value-type="string" table:number-columns-spanned="1" table:number-rows-spanned="24">
            <text:p>Jetson Nano (GPU)</text:p>
          </table:table-cell>
          <table:table-cell table:style-name="ce8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9">
            <text:p>HIGH (10W )</text:p>
          </table:table-cell>
          <table:table-cell table:style-name="ce8" office:value-type="float" office:value="10.9457" calcext:value-type="float">
            <text:p>10.9457</text:p>
          </table:table-cell>
          <table:table-cell table:style-name="ce8" office:value-type="float" office:value="109.455" calcext:value-type="float">
            <text:p>109.455</text:p>
          </table:table-cell>
          <table:table-cell table:style-name="ce51" table:formula="of:=ROUND([.I57]/3600;5)" office:value-type="float" office:value="0.0304" calcext:value-type="float">
            <text:p>0.0304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K57];2)" office:value-type="float" office:value="13.64" calcext:value-type="float">
            <text:p>13.64</text:p>
          </table:table-cell>
          <table:table-cell table:style-name="ce51" table:formula="of:= ROUND([.F57]/[.K57];0)" office:value-type="float" office:value="136" calcext:value-type="float">
            <text:p>136</text:p>
          </table:table-cell>
          <table:table-cell table:style-name="ce51" table:formula="of:=ROUND([.I57]/[.M57];10)" office:value-type="float" office:value="0.8048161765" calcext:value-type="float">
            <text:p>0.8048161765</text:p>
          </table:table-cell>
          <table:table-cell table:style-name="ce51" table:formula="of:=ROUND([.J57]/[.M57];10)" office:value-type="float" office:value="0.0002235294" calcext:value-type="float">
            <text:p>0.0002235294</text:p>
          </table:table-cell>
          <table:table-cell table:style-name="ce51" table:formula="of:=ROUND(([.J57]/[.M57])*1000;4)" office:value-type="float" office:value="0.2235" calcext:value-type="float">
            <text:p>0.223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webcam#2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589" calcext:value-type="float">
            <text:p>10.9589</text:p>
          </table:table-cell>
          <table:table-cell table:style-name="ce8" office:value-type="float" office:value="109.557" calcext:value-type="float">
            <text:p>109.557</text:p>
          </table:table-cell>
          <table:table-cell table:style-name="ce51" table:formula="of:=ROUND([.I58]/3600;5)" office:value-type="float" office:value="0.03043" calcext:value-type="float">
            <text:p>0.03043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K58];2)" office:value-type="float" office:value="13.64" calcext:value-type="float">
            <text:p>13.64</text:p>
          </table:table-cell>
          <table:table-cell table:style-name="ce51" table:formula="of:= ROUND([.F58]/[.K58];0)" office:value-type="float" office:value="136" calcext:value-type="float">
            <text:p>136</text:p>
          </table:table-cell>
          <table:table-cell table:style-name="ce51" table:formula="of:=ROUND([.I58]/[.M58];10)" office:value-type="float" office:value="0.8055661765" calcext:value-type="float">
            <text:p>0.8055661765</text:p>
          </table:table-cell>
          <table:table-cell table:style-name="ce51" table:formula="of:=ROUND([.J58]/[.M58];10)" office:value-type="float" office:value="0.00022375" calcext:value-type="float">
            <text:p>0.00022375</text:p>
          </table:table-cell>
          <table:table-cell table:style-name="ce51" table:formula="of:=ROUND(([.J58]/[.M58])*1000;4)" office:value-type="float" office:value="0.2238" calcext:value-type="float">
            <text:p>0.2238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webcam#3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694" calcext:value-type="float">
            <text:p>10.9694</text:p>
          </table:table-cell>
          <table:table-cell table:style-name="ce8" office:value-type="float" office:value="109.678" calcext:value-type="float">
            <text:p>109.678</text:p>
          </table:table-cell>
          <table:table-cell table:style-name="ce51" table:formula="of:=ROUND([.I59]/3600;5)" office:value-type="float" office:value="0.03047" calcext:value-type="float">
            <text:p>0.03047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K59];2)" office:value-type="float" office:value="13.64" calcext:value-type="float">
            <text:p>13.64</text:p>
          </table:table-cell>
          <table:table-cell table:style-name="ce51" table:formula="of:= ROUND([.F59]/[.K59];0)" office:value-type="float" office:value="136" calcext:value-type="float">
            <text:p>136</text:p>
          </table:table-cell>
          <table:table-cell table:style-name="ce51" table:formula="of:=ROUND([.I59]/[.M59];10)" office:value-type="float" office:value="0.8064558824" calcext:value-type="float">
            <text:p>0.8064558824</text:p>
          </table:table-cell>
          <table:table-cell table:style-name="ce51" table:formula="of:=ROUND([.J59]/[.M59];10)" office:value-type="float" office:value="0.0002240441" calcext:value-type="float">
            <text:p>0.0002240441</text:p>
          </table:table-cell>
          <table:table-cell table:style-name="ce51" table:formula="of:=ROUND(([.J59]/[.M59])*1000;4)" office:value-type="float" office:value="0.224" calcext:value-type="float">
            <text:p>0.224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webcam#4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1" calcext:value-type="float">
            <text:p>10.91</text:p>
          </table:table-cell>
          <table:table-cell table:style-name="ce8" office:value-type="float" office:value="109.094" calcext:value-type="float">
            <text:p>109.094</text:p>
          </table:table-cell>
          <table:table-cell table:style-name="ce51" table:formula="of:=ROUND([.I60]/3600;5)" office:value-type="float" office:value="0.0303" calcext:value-type="float">
            <text:p>0.0303</text:p>
          </table:table-cell>
          <table:table-cell table:style-name="ce8" office:value-type="float" office:value="0.07639" calcext:value-type="float">
            <text:p>0.07639</text:p>
          </table:table-cell>
          <table:table-cell table:style-name="ce51" table:formula="of:=ROUND(1/ [.K60];2)" office:value-type="float" office:value="13.09" calcext:value-type="float">
            <text:p>13.09</text:p>
          </table:table-cell>
          <table:table-cell table:style-name="ce51" table:formula="of:= ROUND([.F60]/[.K60];0)" office:value-type="float" office:value="131" calcext:value-type="float">
            <text:p>131</text:p>
          </table:table-cell>
          <table:table-cell table:style-name="ce51" table:formula="of:=ROUND([.I60]/[.M60];10)" office:value-type="float" office:value="0.832778626" calcext:value-type="float">
            <text:p>0.832778626</text:p>
          </table:table-cell>
          <table:table-cell table:style-name="ce51" table:formula="of:=ROUND([.J60]/[.M60];10)" office:value-type="float" office:value="0.0002312977" calcext:value-type="float">
            <text:p>0.0002312977</text:p>
          </table:table-cell>
          <table:table-cell table:style-name="ce51" table:formula="of:=ROUND(([.J60]/[.M60])*1000;4)" office:value-type="float" office:value="0.2313" calcext:value-type="float">
            <text:p>0.2313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webcam_no_objects#1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949" calcext:value-type="float">
            <text:p>10.9949</text:p>
          </table:table-cell>
          <table:table-cell table:style-name="ce8" office:value-type="float" office:value="109.947" calcext:value-type="float">
            <text:p>109.947</text:p>
          </table:table-cell>
          <table:table-cell table:style-name="ce51" table:formula="of:=ROUND([.I61]/3600;5)" office:value-type="float" office:value="0.03054" calcext:value-type="float">
            <text:p>0.03054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K61];2)" office:value-type="float" office:value="13.64" calcext:value-type="float">
            <text:p>13.64</text:p>
          </table:table-cell>
          <table:table-cell table:style-name="ce51" table:formula="of:= ROUND([.F61]/[.K61];0)" office:value-type="float" office:value="136" calcext:value-type="float">
            <text:p>136</text:p>
          </table:table-cell>
          <table:table-cell table:style-name="ce51" table:formula="of:=ROUND([.I61]/[.M61];10)" office:value-type="float" office:value="0.8084338235" calcext:value-type="float">
            <text:p>0.8084338235</text:p>
          </table:table-cell>
          <table:table-cell table:style-name="ce51" table:formula="of:=ROUND([.J61]/[.M61];10)" office:value-type="float" office:value="0.0002245588" calcext:value-type="float">
            <text:p>0.0002245588</text:p>
          </table:table-cell>
          <table:table-cell table:style-name="ce51" table:formula="of:=ROUND(([.J61]/[.M61])*1000;4)" office:value-type="float" office:value="0.2246" calcext:value-type="float">
            <text:p>0.2246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webcam_no_objects#2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749" calcext:value-type="float">
            <text:p>10.9749</text:p>
          </table:table-cell>
          <table:table-cell table:style-name="ce8" office:value-type="float" office:value="109.73" calcext:value-type="float">
            <text:p>109.73</text:p>
          </table:table-cell>
          <table:table-cell table:style-name="ce51" table:formula="of:=ROUND([.I62]/3600;5)" office:value-type="float" office:value="0.03048" calcext:value-type="float">
            <text:p>0.03048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K62];2)" office:value-type="float" office:value="13.64" calcext:value-type="float">
            <text:p>13.64</text:p>
          </table:table-cell>
          <table:table-cell table:style-name="ce51" table:formula="of:= ROUND([.F62]/[.K62];0)" office:value-type="float" office:value="136" calcext:value-type="float">
            <text:p>136</text:p>
          </table:table-cell>
          <table:table-cell table:style-name="ce51" table:formula="of:=ROUND([.I62]/[.M62];10)" office:value-type="float" office:value="0.8068382353" calcext:value-type="float">
            <text:p>0.8068382353</text:p>
          </table:table-cell>
          <table:table-cell table:style-name="ce51" table:formula="of:=ROUND([.J62]/[.M62];10)" office:value-type="float" office:value="0.0002241176" calcext:value-type="float">
            <text:p>0.0002241176</text:p>
          </table:table-cell>
          <table:table-cell table:style-name="ce51" table:formula="of:=ROUND(([.J62]/[.M62])*1000;4)" office:value-type="float" office:value="0.2241" calcext:value-type="float">
            <text:p>0.2241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30s_webcam#1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30" calcext:value-type="float">
            <text:p>3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207" calcext:value-type="float">
            <text:p>10.9207</text:p>
          </table:table-cell>
          <table:table-cell table:style-name="ce8" office:value-type="float" office:value="327.614" calcext:value-type="float">
            <text:p>327.614</text:p>
          </table:table-cell>
          <table:table-cell table:style-name="ce51" table:formula="of:=ROUND([.I63]/3600;5)" office:value-type="float" office:value="0.091" calcext:value-type="float">
            <text:p>0.091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K63];2)" office:value-type="float" office:value="13.64" calcext:value-type="float">
            <text:p>13.64</text:p>
          </table:table-cell>
          <table:table-cell table:style-name="ce51" table:formula="of:= ROUND([.F63]/[.K63];0)" office:value-type="float" office:value="409" calcext:value-type="float">
            <text:p>409</text:p>
          </table:table-cell>
          <table:table-cell table:style-name="ce51" table:formula="of:=ROUND([.I63]/[.M63];10)" office:value-type="float" office:value="0.8010122249" calcext:value-type="float">
            <text:p>0.8010122249</text:p>
          </table:table-cell>
          <table:table-cell table:style-name="ce51" table:formula="of:=ROUND([.J63]/[.M63];10)" office:value-type="float" office:value="0.0002224939" calcext:value-type="float">
            <text:p>0.0002224939</text:p>
          </table:table-cell>
          <table:table-cell table:style-name="ce51" table:formula="of:=ROUND(([.J63]/[.M63])*1000;4)" office:value-type="float" office:value="0.2225" calcext:value-type="float">
            <text:p>0.222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60s_webcam#1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8723" calcext:value-type="float">
            <text:p>10.8723</text:p>
          </table:table-cell>
          <table:table-cell table:style-name="ce8" office:value-type="float" office:value="652.315" calcext:value-type="float">
            <text:p>652.315</text:p>
          </table:table-cell>
          <table:table-cell table:style-name="ce51" table:formula="of:=ROUND([.I64]/3600;5)" office:value-type="float" office:value="0.1812" calcext:value-type="float">
            <text:p>0.1812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K64];2)" office:value-type="float" office:value="13.64" calcext:value-type="float">
            <text:p>13.64</text:p>
          </table:table-cell>
          <table:table-cell table:style-name="ce51" table:formula="of:= ROUND([.F64]/[.K64];0)" office:value-type="float" office:value="819" calcext:value-type="float">
            <text:p>819</text:p>
          </table:table-cell>
          <table:table-cell table:style-name="ce51" table:formula="of:=ROUND([.I64]/[.M64];10)" office:value-type="float" office:value="0.7964774115" calcext:value-type="float">
            <text:p>0.7964774115</text:p>
          </table:table-cell>
          <table:table-cell table:style-name="ce51" table:formula="of:=ROUND([.J64]/[.M64];10)" office:value-type="float" office:value="0.0002212454" calcext:value-type="float">
            <text:p>0.0002212454</text:p>
          </table:table-cell>
          <table:table-cell table:style-name="ce51" table:formula="of:=ROUND(([.J64]/[.M64])*1000;4)" office:value-type="float" office:value="0.2212" calcext:value-type="float">
            <text:p>0.2212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60s_webcam#2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235" calcext:value-type="float">
            <text:p>10.9235</text:p>
          </table:table-cell>
          <table:table-cell table:style-name="ce8" office:value-type="float" office:value="655.446" calcext:value-type="float">
            <text:p>655.446</text:p>
          </table:table-cell>
          <table:table-cell table:style-name="ce51" table:formula="of:=ROUND([.I65]/3600;5)" office:value-type="float" office:value="0.18207" calcext:value-type="float">
            <text:p>0.18207</text:p>
          </table:table-cell>
          <table:table-cell table:style-name="ce8" office:value-type="float" office:value="0.07496" calcext:value-type="float">
            <text:p>0.07496</text:p>
          </table:table-cell>
          <table:table-cell table:style-name="ce51" table:formula="of:=ROUND(1/ [.K65];2)" office:value-type="float" office:value="13.34" calcext:value-type="float">
            <text:p>13.34</text:p>
          </table:table-cell>
          <table:table-cell table:style-name="ce51" table:formula="of:= ROUND([.F65]/[.K65];0)" office:value-type="float" office:value="800" calcext:value-type="float">
            <text:p>800</text:p>
          </table:table-cell>
          <table:table-cell table:style-name="ce51" table:formula="of:=ROUND([.I65]/[.M65];10)" office:value-type="float" office:value="0.8193075" calcext:value-type="float">
            <text:p>0.8193075</text:p>
          </table:table-cell>
          <table:table-cell table:style-name="ce51" table:formula="of:=ROUND([.J65]/[.M65];10)" office:value-type="float" office:value="0.0002275875" calcext:value-type="float">
            <text:p>0.0002275875</text:p>
          </table:table-cell>
          <table:table-cell table:style-name="ce51" table:formula="of:=ROUND(([.J65]/[.M65])*1000;4)" office:value-type="float" office:value="0.2276" calcext:value-type="float">
            <text:p>0.2276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lp_webcam#1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4">
            <text:p>LOW ( 5W )</text:p>
          </table:table-cell>
          <table:table-cell table:style-name="ce8" office:value-type="float" office:value="7.61606" calcext:value-type="float">
            <text:p>7.61606</text:p>
          </table:table-cell>
          <table:table-cell table:style-name="ce8" office:value-type="float" office:value="76.168" calcext:value-type="float">
            <text:p>76.168</text:p>
          </table:table-cell>
          <table:table-cell table:style-name="ce51" table:formula="of:=ROUND([.I66]/3600;5)" office:value-type="float" office:value="0.02116" calcext:value-type="float">
            <text:p>0.02116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K66];2)" office:value-type="float" office:value="9.13" calcext:value-type="float">
            <text:p>9.13</text:p>
          </table:table-cell>
          <table:table-cell table:style-name="ce51" table:formula="of:= ROUND([.F66]/[.K66];0)" office:value-type="float" office:value="91" calcext:value-type="float">
            <text:p>91</text:p>
          </table:table-cell>
          <table:table-cell table:style-name="ce51" table:formula="of:=ROUND([.I66]/[.M66];10)" office:value-type="float" office:value="0.837010989" calcext:value-type="float">
            <text:p>0.837010989</text:p>
          </table:table-cell>
          <table:table-cell table:style-name="ce51" table:formula="of:=ROUND([.J66]/[.M66];10)" office:value-type="float" office:value="0.0002325275" calcext:value-type="float">
            <text:p>0.0002325275</text:p>
          </table:table-cell>
          <table:table-cell table:style-name="ce51" table:formula="of:=ROUND(([.J66]/[.M66])*1000;4)" office:value-type="float" office:value="0.2325" calcext:value-type="float">
            <text:p>0.232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lp_webcam#2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7.62119" calcext:value-type="float">
            <text:p>7.62119</text:p>
          </table:table-cell>
          <table:table-cell table:style-name="ce8" office:value-type="float" office:value="76.1899" calcext:value-type="float">
            <text:p>76.1899</text:p>
          </table:table-cell>
          <table:table-cell table:style-name="ce51" table:formula="of:=ROUND([.I67]/3600;5)" office:value-type="float" office:value="0.02116" calcext:value-type="float">
            <text:p>0.02116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K67];2)" office:value-type="float" office:value="9.13" calcext:value-type="float">
            <text:p>9.13</text:p>
          </table:table-cell>
          <table:table-cell table:style-name="ce51" table:formula="of:= ROUND([.F67]/[.K67];0)" office:value-type="float" office:value="91" calcext:value-type="float">
            <text:p>91</text:p>
          </table:table-cell>
          <table:table-cell table:style-name="ce51" table:formula="of:=ROUND([.I67]/[.M67];10)" office:value-type="float" office:value="0.8372516484" calcext:value-type="float">
            <text:p>0.8372516484</text:p>
          </table:table-cell>
          <table:table-cell table:style-name="ce51" table:formula="of:=ROUND([.J67]/[.M67];10)" office:value-type="float" office:value="0.0002325275" calcext:value-type="float">
            <text:p>0.0002325275</text:p>
          </table:table-cell>
          <table:table-cell table:style-name="ce51" table:formula="of:=ROUND(([.J67]/[.M67])*1000;4)" office:value-type="float" office:value="0.2325" calcext:value-type="float">
            <text:p>0.232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30s_lp_webcam#1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30" calcext:value-type="float">
            <text:p>30</text:p>
          </table:table-cell>
          <table:covered-table-cell table:style-name="ce8"/>
          <table:table-cell table:style-name="ce8" office:value-type="float" office:value="7.63563" calcext:value-type="float">
            <text:p>7.63563</text:p>
          </table:table-cell>
          <table:table-cell table:style-name="ce8" office:value-type="float" office:value="229.016" calcext:value-type="float">
            <text:p>229.016</text:p>
          </table:table-cell>
          <table:table-cell table:style-name="ce51" table:formula="of:=ROUND([.I68]/3600;5)" office:value-type="float" office:value="0.06362" calcext:value-type="float">
            <text:p>0.06362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K68];2)" office:value-type="float" office:value="9.13" calcext:value-type="float">
            <text:p>9.13</text:p>
          </table:table-cell>
          <table:table-cell table:style-name="ce51" table:formula="of:= ROUND([.F68]/[.K68];0)" office:value-type="float" office:value="274" calcext:value-type="float">
            <text:p>274</text:p>
          </table:table-cell>
          <table:table-cell table:style-name="ce51" table:formula="of:=ROUND([.I68]/[.M68];10)" office:value-type="float" office:value="0.8358248175" calcext:value-type="float">
            <text:p>0.8358248175</text:p>
          </table:table-cell>
          <table:table-cell table:style-name="ce51" table:formula="of:=ROUND([.J68]/[.M68];10)" office:value-type="float" office:value="0.0002321898" calcext:value-type="float">
            <text:p>0.0002321898</text:p>
          </table:table-cell>
          <table:table-cell table:style-name="ce51" table:formula="of:=ROUND(([.J68]/[.M68])*1000;4)" office:value-type="float" office:value="0.2322" calcext:value-type="float">
            <text:p>0.2322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60s_lp_webcam#1.csv</text:p>
          </table:table-cell>
          <table:covered-table-cell table:number-columns-repeated="2" table:style-name="ce8"/>
          <table:table-cell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7.63305" calcext:value-type="float">
            <text:p>7.63305</text:p>
          </table:table-cell>
          <table:table-cell table:style-name="ce8" office:value-type="float" office:value="457.979" calcext:value-type="float">
            <text:p>457.979</text:p>
          </table:table-cell>
          <table:table-cell table:style-name="ce51" table:formula="of:=ROUND([.I69]/3600;5)" office:value-type="float" office:value="0.12722" calcext:value-type="float">
            <text:p>0.12722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K69];2)" office:value-type="float" office:value="9.13" calcext:value-type="float">
            <text:p>9.13</text:p>
          </table:table-cell>
          <table:table-cell table:style-name="ce51" table:formula="of:= ROUND([.F69]/[.K69];0)" office:value-type="float" office:value="548" calcext:value-type="float">
            <text:p>548</text:p>
          </table:table-cell>
          <table:table-cell table:style-name="ce51" table:formula="of:=ROUND([.I69]/[.M69];10)" office:value-type="float" office:value="0.8357281022" calcext:value-type="float">
            <text:p>0.8357281022</text:p>
          </table:table-cell>
          <table:table-cell table:style-name="ce51" table:formula="of:=ROUND([.J69]/[.M69];10)" office:value-type="float" office:value="0.0002321533" calcext:value-type="float">
            <text:p>0.0002321533</text:p>
          </table:table-cell>
          <table:table-cell table:style-name="ce51" table:formula="of:=ROUND(([.J69]/[.M69])*1000;4)" office:value-type="float" office:value="0.2322" calcext:value-type="float">
            <text:p>0.2322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testvid#1.csv</text:p>
          </table:table-cell>
          <table:covered-table-cell table:style-name="ce27"/>
          <table:table-cell table:style-name="ce31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31"/>
          <table:covered-table-cell table:style-name="ce54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11">
            <text:p>HIGH (10W )</text:p>
          </table:table-cell>
          <table:table-cell table:style-name="ce8" office:value-type="float" office:value="8.20342" calcext:value-type="float">
            <text:p>8.20342</text:p>
          </table:table-cell>
          <table:table-cell table:style-name="ce8" office:value-type="float" office:value="82.0501" calcext:value-type="float">
            <text:p>82.0501</text:p>
          </table:table-cell>
          <table:table-cell table:style-name="ce51" table:formula="of:=ROUND([.I70]/3600;5)" office:value-type="float" office:value="0.02279" calcext:value-type="float">
            <text:p>0.02279</text:p>
          </table:table-cell>
          <table:table-cell table:style-name="ce8" office:value-type="float" office:value="0.09504" calcext:value-type="float">
            <text:p>0.09504</text:p>
          </table:table-cell>
          <table:table-cell table:style-name="ce51" table:formula="of:=ROUND(1/ [.K70];2)" office:value-type="float" office:value="10.52" calcext:value-type="float">
            <text:p>10.52</text:p>
          </table:table-cell>
          <table:table-cell table:style-name="ce51" table:formula="of:= ROUND([.F70]/[.K70];0)" office:value-type="float" office:value="105" calcext:value-type="float">
            <text:p>105</text:p>
          </table:table-cell>
          <table:table-cell table:style-name="ce51" table:formula="of:=ROUND([.I70]/[.M70];10)" office:value-type="float" office:value="0.7814295238" calcext:value-type="float">
            <text:p>0.7814295238</text:p>
          </table:table-cell>
          <table:table-cell table:style-name="ce51" table:formula="of:=ROUND([.J70]/[.M70];10)" office:value-type="float" office:value="0.0002170476" calcext:value-type="float">
            <text:p>0.0002170476</text:p>
          </table:table-cell>
          <table:table-cell table:style-name="ce51" table:formula="of:=ROUND(([.J70]/[.M70])*1000;4)" office:value-type="float" office:value="0.217" calcext:value-type="float">
            <text:p>0.217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testvid#2.csv</text:p>
          </table:table-cell>
          <table:covered-table-cell table:style-name="ce27"/>
          <table:covered-table-cell table:style-name="ce8"/>
          <table:table-cell table:style-name="ce8"/>
          <table:covered-table-cell table:style-name="ce54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23621" calcext:value-type="float">
            <text:p>8.23621</text:p>
          </table:table-cell>
          <table:table-cell table:style-name="ce8" office:value-type="float" office:value="82.3668" calcext:value-type="float">
            <text:p>82.3668</text:p>
          </table:table-cell>
          <table:table-cell table:style-name="ce51" table:formula="of:=ROUND([.I71]/3600;5)" office:value-type="float" office:value="0.02288" calcext:value-type="float">
            <text:p>0.02288</text:p>
          </table:table-cell>
          <table:table-cell table:style-name="ce8" office:value-type="float" office:value="0.09507" calcext:value-type="float">
            <text:p>0.09507</text:p>
          </table:table-cell>
          <table:table-cell table:style-name="ce51" table:formula="of:=ROUND(1/ [.K71];2)" office:value-type="float" office:value="10.52" calcext:value-type="float">
            <text:p>10.52</text:p>
          </table:table-cell>
          <table:table-cell table:style-name="ce51" table:formula="of:= ROUND([.F71]/[.K71];0)" office:value-type="float" office:value="105" calcext:value-type="float">
            <text:p>105</text:p>
          </table:table-cell>
          <table:table-cell table:style-name="ce51" table:formula="of:=ROUND([.I71]/[.M71];10)" office:value-type="float" office:value="0.7844457143" calcext:value-type="float">
            <text:p>0.7844457143</text:p>
          </table:table-cell>
          <table:table-cell table:style-name="ce51" table:formula="of:=ROUND([.J71]/[.M71];10)" office:value-type="float" office:value="0.0002179048" calcext:value-type="float">
            <text:p>0.0002179048</text:p>
          </table:table-cell>
          <table:table-cell table:style-name="ce51" table:formula="of:=ROUND(([.J71]/[.M71])*1000;4)" office:value-type="float" office:value="0.2179" calcext:value-type="float">
            <text:p>0.2179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testvid#3.csv</text:p>
          </table:table-cell>
          <table:covered-table-cell table:style-name="ce27"/>
          <table:covered-table-cell table:style-name="ce8"/>
          <table:table-cell table:style-name="ce8"/>
          <table:covered-table-cell table:style-name="ce54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25154" calcext:value-type="float">
            <text:p>8.25154</text:p>
          </table:table-cell>
          <table:table-cell table:style-name="ce8" office:value-type="float" office:value="82.4733" calcext:value-type="float">
            <text:p>82.4733</text:p>
          </table:table-cell>
          <table:table-cell table:style-name="ce51" table:formula="of:=ROUND([.I72]/3600;5)" office:value-type="float" office:value="0.02291" calcext:value-type="float">
            <text:p>0.02291</text:p>
          </table:table-cell>
          <table:table-cell table:style-name="ce8" office:value-type="float" office:value="0.09606" calcext:value-type="float">
            <text:p>0.09606</text:p>
          </table:table-cell>
          <table:table-cell table:style-name="ce51" table:formula="of:=ROUND(1/ [.K72];2)" office:value-type="float" office:value="10.41" calcext:value-type="float">
            <text:p>10.41</text:p>
          </table:table-cell>
          <table:table-cell table:style-name="ce51" table:formula="of:= ROUND([.F72]/[.K72];0)" office:value-type="float" office:value="104" calcext:value-type="float">
            <text:p>104</text:p>
          </table:table-cell>
          <table:table-cell table:style-name="ce51" table:formula="of:=ROUND([.I72]/[.M72];10)" office:value-type="float" office:value="0.7930125" calcext:value-type="float">
            <text:p>0.7930125</text:p>
          </table:table-cell>
          <table:table-cell table:style-name="ce51" table:formula="of:=ROUND([.J72]/[.M72];10)" office:value-type="float" office:value="0.0002202885" calcext:value-type="float">
            <text:p>0.0002202885</text:p>
          </table:table-cell>
          <table:table-cell table:style-name="ce51" table:formula="of:=ROUND(([.J72]/[.M72])*1000;4)" office:value-type="float" office:value="0.2203" calcext:value-type="float">
            <text:p>0.2203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30s_testvid#1.csv</text:p>
          </table:table-cell>
          <table:covered-table-cell table:style-name="ce27"/>
          <table:covered-table-cell table:style-name="ce8"/>
          <table:table-cell table:style-name="ce8"/>
          <table:covered-table-cell table:style-name="ce54"/>
          <table:table-cell table:style-name="ce8" office:value-type="float" office:value="30" calcext:value-type="float">
            <text:p>30</text:p>
          </table:table-cell>
          <table:covered-table-cell table:style-name="ce8"/>
          <table:table-cell table:style-name="ce8" office:value-type="float" office:value="8.13247" calcext:value-type="float">
            <text:p>8.13247</text:p>
          </table:table-cell>
          <table:table-cell table:style-name="ce8" office:value-type="float" office:value="244.007" calcext:value-type="float">
            <text:p>244.007</text:p>
          </table:table-cell>
          <table:table-cell table:style-name="ce51" table:formula="of:=ROUND([.I73]/3600;5)" office:value-type="float" office:value="0.06778" calcext:value-type="float">
            <text:p>0.06778</text:p>
          </table:table-cell>
          <table:table-cell table:style-name="ce8" office:value-type="float" office:value="0.09796" calcext:value-type="float">
            <text:p>0.09796</text:p>
          </table:table-cell>
          <table:table-cell table:style-name="ce51" table:formula="of:=ROUND(1/ [.K73];2)" office:value-type="float" office:value="10.21" calcext:value-type="float">
            <text:p>10.21</text:p>
          </table:table-cell>
          <table:table-cell table:style-name="ce51" table:formula="of:= ROUND([.F73]/[.K73];0)" office:value-type="float" office:value="306" calcext:value-type="float">
            <text:p>306</text:p>
          </table:table-cell>
          <table:table-cell table:style-name="ce51" table:formula="of:=ROUND([.I73]/[.M73];10)" office:value-type="float" office:value="0.7974084967" calcext:value-type="float">
            <text:p>0.7974084967</text:p>
          </table:table-cell>
          <table:table-cell table:style-name="ce51" table:formula="of:=ROUND([.J73]/[.M73];10)" office:value-type="float" office:value="0.0002215033" calcext:value-type="float">
            <text:p>0.0002215033</text:p>
          </table:table-cell>
          <table:table-cell table:style-name="ce51" table:formula="of:=ROUND(([.J73]/[.M73])*1000;4)" office:value-type="float" office:value="0.2215" calcext:value-type="float">
            <text:p>0.221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60s_testvid#1.csv</text:p>
          </table:table-cell>
          <table:covered-table-cell table:style-name="ce27"/>
          <table:covered-table-cell table:style-name="ce8"/>
          <table:table-cell table:style-name="ce8"/>
          <table:covered-table-cell table:style-name="ce54"/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8.17719" calcext:value-type="float">
            <text:p>8.17719</text:p>
          </table:table-cell>
          <table:table-cell table:style-name="ce8" office:value-type="float" office:value="490.708" calcext:value-type="float">
            <text:p>490.708</text:p>
          </table:table-cell>
          <table:table-cell table:style-name="ce51" table:formula="of:=ROUND([.I74]/3600;5)" office:value-type="float" office:value="0.13631" calcext:value-type="float">
            <text:p>0.13631</text:p>
          </table:table-cell>
          <table:table-cell table:style-name="ce8" office:value-type="float" office:value="0.09975" calcext:value-type="float">
            <text:p>0.09975</text:p>
          </table:table-cell>
          <table:table-cell table:style-name="ce51" table:formula="of:=ROUND(1/ [.K74];2)" office:value-type="float" office:value="10.03" calcext:value-type="float">
            <text:p>10.03</text:p>
          </table:table-cell>
          <table:table-cell table:style-name="ce51" table:formula="of:= ROUND([.F74]/[.K74];0)" office:value-type="float" office:value="602" calcext:value-type="float">
            <text:p>602</text:p>
          </table:table-cell>
          <table:table-cell table:style-name="ce51" table:formula="of:=ROUND([.I74]/[.M74];10)" office:value-type="float" office:value="0.8151295681" calcext:value-type="float">
            <text:p>0.8151295681</text:p>
          </table:table-cell>
          <table:table-cell table:style-name="ce51" table:formula="of:=ROUND([.J74]/[.M74];10)" office:value-type="float" office:value="0.0002264286" calcext:value-type="float">
            <text:p>0.0002264286</text:p>
          </table:table-cell>
          <table:table-cell table:style-name="ce51" table:formula="of:=ROUND(([.J74]/[.M74])*1000;4)" office:value-type="float" office:value="0.2264" calcext:value-type="float">
            <text:p>0.2264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testimg#1.csv</text:p>
          </table:table-cell>
          <table:covered-table-cell table:style-name="ce27"/>
          <table:table-cell table:style-name="ce54" office:value-type="string" calcext:value-type="string" table:number-columns-spanned="1" table:number-rows-spanned="2">
            <text:p>Test Image</text:p>
            <text:p>(640 x 480)</text:p>
          </table:table-cell>
          <table:table-cell table:style-name="ce54"/>
          <table:covered-table-cell table:style-name="ce54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82184" calcext:value-type="float">
            <text:p>8.82184</text:p>
          </table:table-cell>
          <table:table-cell table:style-name="ce8" office:value-type="float" office:value="88.2161" calcext:value-type="float">
            <text:p>88.2161</text:p>
          </table:table-cell>
          <table:table-cell table:style-name="ce51" table:formula="of:=ROUND([.I75]/3600;5)" office:value-type="float" office:value="0.0245" calcext:value-type="float">
            <text:p>0.0245</text:p>
          </table:table-cell>
          <table:table-cell table:style-name="ce8" office:value-type="float" office:value="0.08633" calcext:value-type="float">
            <text:p>0.08633</text:p>
          </table:table-cell>
          <table:table-cell table:style-name="ce51" table:formula="of:=ROUND(1/ [.K75];2)" office:value-type="float" office:value="11.58" calcext:value-type="float">
            <text:p>11.58</text:p>
          </table:table-cell>
          <table:table-cell table:style-name="ce51" table:formula="of:= ROUND([.F75]/[.K75];0)" office:value-type="float" office:value="116" calcext:value-type="float">
            <text:p>116</text:p>
          </table:table-cell>
          <table:table-cell table:style-name="ce51" table:formula="of:=ROUND([.I75]/[.M75];10)" office:value-type="float" office:value="0.7604836207" calcext:value-type="float">
            <text:p>0.7604836207</text:p>
          </table:table-cell>
          <table:table-cell table:style-name="ce51" table:formula="of:=ROUND([.J75]/[.M75];10)" office:value-type="float" office:value="0.0002112069" calcext:value-type="float">
            <text:p>0.0002112069</text:p>
          </table:table-cell>
          <table:table-cell table:style-name="ce51" table:formula="of:=ROUND(([.J75]/[.M75])*1000;4)" office:value-type="float" office:value="0.2112" calcext:value-type="float">
            <text:p>0.2112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90s_testimg#1.csv</text:p>
          </table:table-cell>
          <table:covered-table-cell table:style-name="ce27"/>
          <table:covered-table-cell table:style-name="ce33"/>
          <table:table-cell table:style-name="ce33"/>
          <table:covered-table-cell table:style-name="ce54"/>
          <table:table-cell table:style-name="ce8" office:value-type="float" office:value="90" calcext:value-type="float">
            <text:p>90</text:p>
          </table:table-cell>
          <table:covered-table-cell table:style-name="ce8"/>
          <table:table-cell table:style-name="ce8" office:value-type="float" office:value="8.83058" calcext:value-type="float">
            <text:p>8.83058</text:p>
          </table:table-cell>
          <table:table-cell table:style-name="ce8" office:value-type="float" office:value="794.731" calcext:value-type="float">
            <text:p>794.731</text:p>
          </table:table-cell>
          <table:table-cell table:style-name="ce51" table:formula="of:=ROUND([.I76]/3600;5)" office:value-type="float" office:value="0.22076" calcext:value-type="float">
            <text:p>0.22076</text:p>
          </table:table-cell>
          <table:table-cell table:style-name="ce8" office:value-type="float" office:value="0.08638" calcext:value-type="float">
            <text:p>0.08638</text:p>
          </table:table-cell>
          <table:table-cell table:style-name="ce51" table:formula="of:=ROUND(1/ [.K76];2)" office:value-type="float" office:value="11.58" calcext:value-type="float">
            <text:p>11.58</text:p>
          </table:table-cell>
          <table:table-cell table:style-name="ce51" table:formula="of:= ROUND([.F76]/[.K76];0)" office:value-type="float" office:value="1042" calcext:value-type="float">
            <text:p>1042</text:p>
          </table:table-cell>
          <table:table-cell table:style-name="ce51" table:formula="of:=ROUND([.I76]/[.M76];10)" office:value-type="float" office:value="0.7626976967" calcext:value-type="float">
            <text:p>0.7626976967</text:p>
          </table:table-cell>
          <table:table-cell table:style-name="ce51" table:formula="of:=ROUND([.J76]/[.M76];10)" office:value-type="float" office:value="0.0002118618" calcext:value-type="float">
            <text:p>0.0002118618</text:p>
          </table:table-cell>
          <table:table-cell table:style-name="ce51" table:formula="of:=ROUND(([.J76]/[.M76])*1000;4)" office:value-type="float" office:value="0.2119" calcext:value-type="float">
            <text:p>0.2119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blankimg#1.csv</text:p>
          </table:table-cell>
          <table:covered-table-cell table:style-name="ce27"/>
          <table:table-cell table:style-name="ce54" office:value-type="string" calcext:value-type="string" table:number-columns-spanned="1" table:number-rows-spanned="2">
            <text:p>Blank Image</text:p>
            <text:p>(640 x 480)</text:p>
          </table:table-cell>
          <table:table-cell table:style-name="ce54"/>
          <table:covered-table-cell table:style-name="ce54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48355" calcext:value-type="float">
            <text:p>8.48355</text:p>
          </table:table-cell>
          <table:table-cell table:style-name="ce8" office:value-type="float" office:value="84.8157" calcext:value-type="float">
            <text:p>84.8157</text:p>
          </table:table-cell>
          <table:table-cell table:style-name="ce51" table:formula="of:=ROUND([.I77]/3600;5)" office:value-type="float" office:value="0.02356" calcext:value-type="float">
            <text:p>0.02356</text:p>
          </table:table-cell>
          <table:table-cell table:style-name="ce8" office:value-type="float" office:value="0.07883" calcext:value-type="float">
            <text:p>0.07883</text:p>
          </table:table-cell>
          <table:table-cell table:style-name="ce51" table:formula="of:=ROUND(1/ [.K77];2)" office:value-type="float" office:value="12.69" calcext:value-type="float">
            <text:p>12.69</text:p>
          </table:table-cell>
          <table:table-cell table:style-name="ce51" table:formula="of:= ROUND([.F77]/[.K77];0)" office:value-type="float" office:value="127" calcext:value-type="float">
            <text:p>127</text:p>
          </table:table-cell>
          <table:table-cell table:style-name="ce51" table:formula="of:=ROUND([.I77]/[.M77];10)" office:value-type="float" office:value="0.6678401575" calcext:value-type="float">
            <text:p>0.6678401575</text:p>
          </table:table-cell>
          <table:table-cell table:style-name="ce51" table:formula="of:=ROUND([.J77]/[.M77];10)" office:value-type="float" office:value="0.0001855118" calcext:value-type="float">
            <text:p>0.0001855118</text:p>
          </table:table-cell>
          <table:table-cell table:style-name="ce51" table:formula="of:=ROUND(([.J77]/[.M77])*1000;4)" office:value-type="float" office:value="0.1855" calcext:value-type="float">
            <text:p>0.185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90s_blankimg#1.csv</text:p>
          </table:table-cell>
          <table:covered-table-cell table:style-name="ce27"/>
          <table:covered-table-cell table:style-name="ce33"/>
          <table:table-cell table:style-name="ce33"/>
          <table:covered-table-cell table:style-name="ce54"/>
          <table:table-cell table:style-name="ce8" office:value-type="float" office:value="90" calcext:value-type="float">
            <text:p>90</text:p>
          </table:table-cell>
          <table:covered-table-cell table:style-name="ce8"/>
          <table:table-cell table:style-name="ce8" office:value-type="float" office:value="8.4924" calcext:value-type="float">
            <text:p>8.4924</text:p>
          </table:table-cell>
          <table:table-cell table:style-name="ce8" office:value-type="float" office:value="764.43" calcext:value-type="float">
            <text:p>764.43</text:p>
          </table:table-cell>
          <table:table-cell table:style-name="ce51" table:formula="of:=ROUND([.I78]/3600;5)" office:value-type="float" office:value="0.21234" calcext:value-type="float">
            <text:p>0.21234</text:p>
          </table:table-cell>
          <table:table-cell table:style-name="ce8" office:value-type="float" office:value="0.07881" calcext:value-type="float">
            <text:p>0.07881</text:p>
          </table:table-cell>
          <table:table-cell table:style-name="ce51" table:formula="of:=ROUND(1/ [.K78];2)" office:value-type="float" office:value="12.69" calcext:value-type="float">
            <text:p>12.69</text:p>
          </table:table-cell>
          <table:table-cell table:style-name="ce51" table:formula="of:= ROUND([.F78]/[.K78];0)" office:value-type="float" office:value="1142" calcext:value-type="float">
            <text:p>1142</text:p>
          </table:table-cell>
          <table:table-cell table:style-name="ce51" table:formula="of:=ROUND([.I78]/[.M78];10)" office:value-type="float" office:value="0.6693782837" calcext:value-type="float">
            <text:p>0.6693782837</text:p>
          </table:table-cell>
          <table:table-cell table:style-name="ce51" table:formula="of:=ROUND([.J78]/[.M78];10)" office:value-type="float" office:value="0.000185937" calcext:value-type="float">
            <text:p>0.000185937</text:p>
          </table:table-cell>
          <table:table-cell table:style-name="ce51" table:formula="of:=ROUND(([.J78]/[.M78])*1000;4)" office:value-type="float" office:value="0.1859" calcext:value-type="float">
            <text:p>0.1859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10s_randomimg#1.csv</text:p>
          </table:table-cell>
          <table:covered-table-cell table:style-name="ce27"/>
          <table:table-cell table:style-name="ce54" office:value-type="string" calcext:value-type="string" table:number-columns-spanned="1" table:number-rows-spanned="2">
            <text:p>Random Image</text:p>
            <text:p>(640 x 480)</text:p>
          </table:table-cell>
          <table:table-cell table:style-name="ce54"/>
          <table:covered-table-cell table:style-name="ce54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96398" calcext:value-type="float">
            <text:p>8.96398</text:p>
          </table:table-cell>
          <table:table-cell table:style-name="ce8" office:value-type="float" office:value="89.6161" calcext:value-type="float">
            <text:p>89.6161</text:p>
          </table:table-cell>
          <table:table-cell table:style-name="ce51" table:formula="of:=ROUND([.I79]/3600;5)" office:value-type="float" office:value="0.02489" calcext:value-type="float">
            <text:p>0.02489</text:p>
          </table:table-cell>
          <table:table-cell table:style-name="ce8" office:value-type="float" office:value="0.07815" calcext:value-type="float">
            <text:p>0.07815</text:p>
          </table:table-cell>
          <table:table-cell table:style-name="ce51" table:formula="of:=ROUND(1/ [.K79];2)" office:value-type="float" office:value="12.8" calcext:value-type="float">
            <text:p>12.8</text:p>
          </table:table-cell>
          <table:table-cell table:style-name="ce51" table:formula="of:= ROUND([.F79]/[.K79];0)" office:value-type="float" office:value="128" calcext:value-type="float">
            <text:p>128</text:p>
          </table:table-cell>
          <table:table-cell table:style-name="ce51" table:formula="of:=ROUND([.I79]/[.M79];10)" office:value-type="float" office:value="0.7001257813" calcext:value-type="float">
            <text:p>0.7001257813</text:p>
          </table:table-cell>
          <table:table-cell table:style-name="ce51" table:formula="of:=ROUND([.J79]/[.M79];10)" office:value-type="float" office:value="0.0001944531" calcext:value-type="float">
            <text:p>0.0001944531</text:p>
          </table:table-cell>
          <table:table-cell table:style-name="ce51" table:formula="of:=ROUND(([.J79]/[.M79])*1000;4)" office:value-type="float" office:value="0.1945" calcext:value-type="float">
            <text:p>0.194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l_90s_randomimg#1.csv</text:p>
          </table:table-cell>
          <table:covered-table-cell table:style-name="ce27"/>
          <table:covered-table-cell table:style-name="ce33"/>
          <table:table-cell table:style-name="ce33"/>
          <table:covered-table-cell table:style-name="ce54"/>
          <table:table-cell table:style-name="ce8" office:value-type="float" office:value="90" calcext:value-type="float">
            <text:p>90</text:p>
          </table:table-cell>
          <table:covered-table-cell table:style-name="ce8"/>
          <table:table-cell table:style-name="ce8" office:value-type="float" office:value="8.95423" calcext:value-type="float">
            <text:p>8.95423</text:p>
          </table:table-cell>
          <table:table-cell table:style-name="ce8" office:value-type="float" office:value="805.88" calcext:value-type="float">
            <text:p>805.88</text:p>
          </table:table-cell>
          <table:table-cell table:style-name="ce51" table:formula="of:=ROUND([.I80]/3600;5)" office:value-type="float" office:value="0.22386" calcext:value-type="float">
            <text:p>0.22386</text:p>
          </table:table-cell>
          <table:table-cell table:style-name="ce8" office:value-type="float" office:value="0.07795" calcext:value-type="float">
            <text:p>0.07795</text:p>
          </table:table-cell>
          <table:table-cell table:style-name="ce51" table:formula="of:=ROUND(1/ [.K80];2)" office:value-type="float" office:value="12.83" calcext:value-type="float">
            <text:p>12.83</text:p>
          </table:table-cell>
          <table:table-cell table:style-name="ce51" table:formula="of:= ROUND([.F80]/[.K80];0)" office:value-type="float" office:value="1155" calcext:value-type="float">
            <text:p>1155</text:p>
          </table:table-cell>
          <table:table-cell table:style-name="ce51" table:formula="of:=ROUND([.I80]/[.M80];10)" office:value-type="float" office:value="0.6977316017" calcext:value-type="float">
            <text:p>0.6977316017</text:p>
          </table:table-cell>
          <table:table-cell table:style-name="ce51" table:formula="of:=ROUND([.J80]/[.M80];10)" office:value-type="float" office:value="0.0001938182" calcext:value-type="float">
            <text:p>0.0001938182</text:p>
          </table:table-cell>
          <table:table-cell table:style-name="ce51" table:formula="of:=ROUND(([.J80]/[.M80])*1000;4)" office:value-type="float" office:value="0.1938" calcext:value-type="float">
            <text:p>0.1938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webcam#1.csv</text:p>
          </table:table-cell>
          <table:table-cell table:style-name="ce36" office:value-type="string" calcext:value-type="string" table:number-columns-spanned="1" table:number-rows-spanned="16">
            <text:p>YOLOv5x</text:p>
          </table:table-cell>
          <table:table-cell table:style-name="ce36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36"/>
          <table:table-cell table:style-name="ce66" office:value-type="string" calcext:value-type="string" table:number-columns-spanned="1" table:number-rows-spanned="16">
            <text:p>Jetson Nano (GPU)</text:p>
          </table:table-cell>
          <table:table-cell table:style-name="ce10" office:value-type="float" office:value="10" calcext:value-type="float">
            <text:p>10</text:p>
          </table:table-cell>
          <table:table-cell table:style-name="ce36" office:value-type="string" calcext:value-type="string" table:number-columns-spanned="1" table:number-rows-spanned="7">
            <text:p>HIGH (10W )</text:p>
          </table:table-cell>
          <table:table-cell table:style-name="ce10" office:value-type="float" office:value="11.0742" calcext:value-type="float">
            <text:p>11.0742</text:p>
          </table:table-cell>
          <table:table-cell table:style-name="ce10" office:value-type="float" office:value="110.729" calcext:value-type="float">
            <text:p>110.729</text:p>
          </table:table-cell>
          <table:table-cell table:style-name="ce52" table:formula="of:=ROUND([.I81]/3600;5)" office:value-type="float" office:value="0.03076" calcext:value-type="float">
            <text:p>0.03076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K81];2)" office:value-type="float" office:value="11.78" calcext:value-type="float">
            <text:p>11.78</text:p>
          </table:table-cell>
          <table:table-cell table:style-name="ce52" table:formula="of:= ROUND([.F81]/[.K81];0)" office:value-type="float" office:value="118" calcext:value-type="float">
            <text:p>118</text:p>
          </table:table-cell>
          <table:table-cell table:style-name="ce52" table:formula="of:=ROUND([.I81]/[.M81];10)" office:value-type="float" office:value="0.9383813559" calcext:value-type="float">
            <text:p>0.9383813559</text:p>
          </table:table-cell>
          <table:table-cell table:style-name="ce52" table:formula="of:=ROUND([.J81]/[.M81];10)" office:value-type="float" office:value="0.000260678" calcext:value-type="float">
            <text:p>0.000260678</text:p>
          </table:table-cell>
          <table:table-cell table:style-name="ce52" table:formula="of:=ROUND(([.J81]/[.M81])*1000;4)" office:value-type="float" office:value="0.2607" calcext:value-type="float">
            <text:p>0.2607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webcam#2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739" calcext:value-type="float">
            <text:p>11.1739</text:p>
          </table:table-cell>
          <table:table-cell table:style-name="ce10" office:value-type="float" office:value="111.733" calcext:value-type="float">
            <text:p>111.733</text:p>
          </table:table-cell>
          <table:table-cell table:style-name="ce52" table:formula="of:=ROUND([.I82]/3600;5)" office:value-type="float" office:value="0.03104" calcext:value-type="float">
            <text:p>0.03104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K82];2)" office:value-type="float" office:value="11.78" calcext:value-type="float">
            <text:p>11.78</text:p>
          </table:table-cell>
          <table:table-cell table:style-name="ce52" table:formula="of:= ROUND([.F82]/[.K82];0)" office:value-type="float" office:value="118" calcext:value-type="float">
            <text:p>118</text:p>
          </table:table-cell>
          <table:table-cell table:style-name="ce52" table:formula="of:=ROUND([.I82]/[.M82];10)" office:value-type="float" office:value="0.9468898305" calcext:value-type="float">
            <text:p>0.9468898305</text:p>
          </table:table-cell>
          <table:table-cell table:style-name="ce52" table:formula="of:=ROUND([.J82]/[.M82];10)" office:value-type="float" office:value="0.0002630508" calcext:value-type="float">
            <text:p>0.0002630508</text:p>
          </table:table-cell>
          <table:table-cell table:style-name="ce52" table:formula="of:=ROUND(([.J82]/[.M82])*1000;4)" office:value-type="float" office:value="0.2631" calcext:value-type="float">
            <text:p>0.263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webcam#3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332" calcext:value-type="float">
            <text:p>11.1332</text:p>
          </table:table-cell>
          <table:table-cell table:style-name="ce10" office:value-type="float" office:value="111.35" calcext:value-type="float">
            <text:p>111.35</text:p>
          </table:table-cell>
          <table:table-cell table:style-name="ce52" table:formula="of:=ROUND([.I83]/3600;5)" office:value-type="float" office:value="0.03093" calcext:value-type="float">
            <text:p>0.03093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K83];2)" office:value-type="float" office:value="11.78" calcext:value-type="float">
            <text:p>11.78</text:p>
          </table:table-cell>
          <table:table-cell table:style-name="ce52" table:formula="of:= ROUND([.F83]/[.K83];0)" office:value-type="float" office:value="118" calcext:value-type="float">
            <text:p>118</text:p>
          </table:table-cell>
          <table:table-cell table:style-name="ce52" table:formula="of:=ROUND([.I83]/[.M83];10)" office:value-type="float" office:value="0.9436440678" calcext:value-type="float">
            <text:p>0.9436440678</text:p>
          </table:table-cell>
          <table:table-cell table:style-name="ce52" table:formula="of:=ROUND([.J83]/[.M83];10)" office:value-type="float" office:value="0.0002621186" calcext:value-type="float">
            <text:p>0.0002621186</text:p>
          </table:table-cell>
          <table:table-cell table:style-name="ce52" table:formula="of:=ROUND(([.J83]/[.M83])*1000;4)" office:value-type="float" office:value="0.2621" calcext:value-type="float">
            <text:p>0.262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webcam_no_objects#1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348" calcext:value-type="float">
            <text:p>11.1348</text:p>
          </table:table-cell>
          <table:table-cell table:style-name="ce10" office:value-type="float" office:value="111.338" calcext:value-type="float">
            <text:p>111.338</text:p>
          </table:table-cell>
          <table:table-cell table:style-name="ce52" table:formula="of:=ROUND([.I84]/3600;5)" office:value-type="float" office:value="0.03093" calcext:value-type="float">
            <text:p>0.03093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K84];2)" office:value-type="float" office:value="11.78" calcext:value-type="float">
            <text:p>11.78</text:p>
          </table:table-cell>
          <table:table-cell table:style-name="ce52" table:formula="of:= ROUND([.F84]/[.K84];0)" office:value-type="float" office:value="118" calcext:value-type="float">
            <text:p>118</text:p>
          </table:table-cell>
          <table:table-cell table:style-name="ce52" table:formula="of:=ROUND([.I84]/[.M84];10)" office:value-type="float" office:value="0.9435423729" calcext:value-type="float">
            <text:p>0.9435423729</text:p>
          </table:table-cell>
          <table:table-cell table:style-name="ce52" table:formula="of:=ROUND([.J84]/[.M84];10)" office:value-type="float" office:value="0.0002621186" calcext:value-type="float">
            <text:p>0.0002621186</text:p>
          </table:table-cell>
          <table:table-cell table:style-name="ce52" table:formula="of:=ROUND(([.J84]/[.M84])*1000;4)" office:value-type="float" office:value="0.2621" calcext:value-type="float">
            <text:p>0.262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webcam_no_objects#2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263" calcext:value-type="float">
            <text:p>11.1263</text:p>
          </table:table-cell>
          <table:table-cell table:style-name="ce10" office:value-type="float" office:value="111.247" calcext:value-type="float">
            <text:p>111.247</text:p>
          </table:table-cell>
          <table:table-cell table:style-name="ce52" table:formula="of:=ROUND([.I85]/3600;5)" office:value-type="float" office:value="0.0309" calcext:value-type="float">
            <text:p>0.0309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K85];2)" office:value-type="float" office:value="11.78" calcext:value-type="float">
            <text:p>11.78</text:p>
          </table:table-cell>
          <table:table-cell table:style-name="ce52" table:formula="of:= ROUND([.F85]/[.K85];0)" office:value-type="float" office:value="118" calcext:value-type="float">
            <text:p>118</text:p>
          </table:table-cell>
          <table:table-cell table:style-name="ce52" table:formula="of:=ROUND([.I85]/[.M85];10)" office:value-type="float" office:value="0.9427711864" calcext:value-type="float">
            <text:p>0.9427711864</text:p>
          </table:table-cell>
          <table:table-cell table:style-name="ce52" table:formula="of:=ROUND([.J85]/[.M85];10)" office:value-type="float" office:value="0.0002618644" calcext:value-type="float">
            <text:p>0.0002618644</text:p>
          </table:table-cell>
          <table:table-cell table:style-name="ce52" table:formula="of:=ROUND(([.J85]/[.M85])*1000;4)" office:value-type="float" office:value="0.2619" calcext:value-type="float">
            <text:p>0.2619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30s_webcam#1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30" calcext:value-type="float">
            <text:p>3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2547" calcext:value-type="float">
            <text:p>11.2547</text:p>
          </table:table-cell>
          <table:table-cell table:style-name="ce10" office:value-type="float" office:value="337.569" calcext:value-type="float">
            <text:p>337.569</text:p>
          </table:table-cell>
          <table:table-cell table:style-name="ce52" table:formula="of:=ROUND([.I86]/3600;5)" office:value-type="float" office:value="0.09377" calcext:value-type="float">
            <text:p>0.09377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K86];2)" office:value-type="float" office:value="11.78" calcext:value-type="float">
            <text:p>11.78</text:p>
          </table:table-cell>
          <table:table-cell table:style-name="ce52" table:formula="of:= ROUND([.F86]/[.K86];0)" office:value-type="float" office:value="353" calcext:value-type="float">
            <text:p>353</text:p>
          </table:table-cell>
          <table:table-cell table:style-name="ce52" table:formula="of:=ROUND([.I86]/[.M86];10)" office:value-type="float" office:value="0.956286119" calcext:value-type="float">
            <text:p>0.956286119</text:p>
          </table:table-cell>
          <table:table-cell table:style-name="ce52" table:formula="of:=ROUND([.J86]/[.M86];10)" office:value-type="float" office:value="0.0002656374" calcext:value-type="float">
            <text:p>0.0002656374</text:p>
          </table:table-cell>
          <table:table-cell table:style-name="ce52" table:formula="of:=ROUND(([.J86]/[.M86])*1000;4)" office:value-type="float" office:value="0.2656" calcext:value-type="float">
            <text:p>0.2656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60s_webcam#1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60" calcext:value-type="float">
            <text:p>6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479" calcext:value-type="float">
            <text:p>11.1479</text:p>
          </table:table-cell>
          <table:table-cell table:style-name="ce10" office:value-type="float" office:value="668.814" calcext:value-type="float">
            <text:p>668.814</text:p>
          </table:table-cell>
          <table:table-cell table:style-name="ce52" table:formula="of:=ROUND([.I87]/3600;5)" office:value-type="float" office:value="0.18578" calcext:value-type="float">
            <text:p>0.18578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K87];2)" office:value-type="float" office:value="11.78" calcext:value-type="float">
            <text:p>11.78</text:p>
          </table:table-cell>
          <table:table-cell table:style-name="ce52" table:formula="of:= ROUND([.F87]/[.K87];0)" office:value-type="float" office:value="707" calcext:value-type="float">
            <text:p>707</text:p>
          </table:table-cell>
          <table:table-cell table:style-name="ce52" table:formula="of:=ROUND([.I87]/[.M87];10)" office:value-type="float" office:value="0.9459886846" calcext:value-type="float">
            <text:p>0.9459886846</text:p>
          </table:table-cell>
          <table:table-cell table:style-name="ce52" table:formula="of:=ROUND([.J87]/[.M87];10)" office:value-type="float" office:value="0.0002627723" calcext:value-type="float">
            <text:p>0.0002627723</text:p>
          </table:table-cell>
          <table:table-cell table:style-name="ce52" table:formula="of:=ROUND(([.J87]/[.M87])*1000;4)" office:value-type="float" office:value="0.2628" calcext:value-type="float">
            <text:p>0.2628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lp_webcam#1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table-cell table:style-name="ce36" office:value-type="string" calcext:value-type="string" table:number-columns-spanned="1" table:number-rows-spanned="4">
            <text:p>LOW ( 5W )</text:p>
          </table:table-cell>
          <table:table-cell table:style-name="ce10" office:value-type="float" office:value="7.7218" calcext:value-type="float">
            <text:p>7.7218</text:p>
          </table:table-cell>
          <table:table-cell table:style-name="ce10" office:value-type="float" office:value="77.2208" calcext:value-type="float">
            <text:p>77.2208</text:p>
          </table:table-cell>
          <table:table-cell table:style-name="ce52" table:formula="of:=ROUND([.I88]/3600;5)" office:value-type="float" office:value="0.02145" calcext:value-type="float">
            <text:p>0.02145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K88];2)" office:value-type="float" office:value="8.07" calcext:value-type="float">
            <text:p>8.07</text:p>
          </table:table-cell>
          <table:table-cell table:style-name="ce52" table:formula="of:= ROUND([.F88]/[.K88];0)" office:value-type="float" office:value="81" calcext:value-type="float">
            <text:p>81</text:p>
          </table:table-cell>
          <table:table-cell table:style-name="ce52" table:formula="of:=ROUND([.I88]/[.M88];10)" office:value-type="float" office:value="0.9533432099" calcext:value-type="float">
            <text:p>0.9533432099</text:p>
          </table:table-cell>
          <table:table-cell table:style-name="ce52" table:formula="of:=ROUND([.J88]/[.M88];10)" office:value-type="float" office:value="0.0002648148" calcext:value-type="float">
            <text:p>0.0002648148</text:p>
          </table:table-cell>
          <table:table-cell table:style-name="ce52" table:formula="of:=ROUND(([.J88]/[.M88])*1000;4)" office:value-type="float" office:value="0.2648" calcext:value-type="float">
            <text:p>0.2648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lp_webcam#2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office:value-type="float" office:value="7.76682" calcext:value-type="float">
            <text:p>7.76682</text:p>
          </table:table-cell>
          <table:table-cell table:style-name="ce10" office:value-type="float" office:value="77.6715" calcext:value-type="float">
            <text:p>77.6715</text:p>
          </table:table-cell>
          <table:table-cell table:style-name="ce52" table:formula="of:=ROUND([.I89]/3600;5)" office:value-type="float" office:value="0.02158" calcext:value-type="float">
            <text:p>0.02158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K89];2)" office:value-type="float" office:value="8.07" calcext:value-type="float">
            <text:p>8.07</text:p>
          </table:table-cell>
          <table:table-cell table:style-name="ce52" table:formula="of:= ROUND([.F89]/[.K89];0)" office:value-type="float" office:value="81" calcext:value-type="float">
            <text:p>81</text:p>
          </table:table-cell>
          <table:table-cell table:style-name="ce52" table:formula="of:=ROUND([.I89]/[.M89];10)" office:value-type="float" office:value="0.9589074074" calcext:value-type="float">
            <text:p>0.9589074074</text:p>
          </table:table-cell>
          <table:table-cell table:style-name="ce52" table:formula="of:=ROUND([.J89]/[.M89];10)" office:value-type="float" office:value="0.0002664198" calcext:value-type="float">
            <text:p>0.0002664198</text:p>
          </table:table-cell>
          <table:table-cell table:style-name="ce52" table:formula="of:=ROUND(([.J89]/[.M89])*1000;4)" office:value-type="float" office:value="0.2664" calcext:value-type="float">
            <text:p>0.2664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30s_lp_webcam#1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30" calcext:value-type="float">
            <text:p>30</text:p>
          </table:table-cell>
          <table:covered-table-cell table:style-name="ce10"/>
          <table:table-cell table:style-name="ce10" office:value-type="float" office:value="7.70215" calcext:value-type="float">
            <text:p>7.70215</text:p>
          </table:table-cell>
          <table:table-cell table:style-name="ce10" office:value-type="float" office:value="231.092" calcext:value-type="float">
            <text:p>231.092</text:p>
          </table:table-cell>
          <table:table-cell table:style-name="ce52" table:formula="of:=ROUND([.I90]/3600;5)" office:value-type="float" office:value="0.06419" calcext:value-type="float">
            <text:p>0.06419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K90];2)" office:value-type="float" office:value="8.07" calcext:value-type="float">
            <text:p>8.07</text:p>
          </table:table-cell>
          <table:table-cell table:style-name="ce52" table:formula="of:= ROUND([.F90]/[.K90];0)" office:value-type="float" office:value="242" calcext:value-type="float">
            <text:p>242</text:p>
          </table:table-cell>
          <table:table-cell table:style-name="ce52" table:formula="of:=ROUND([.I90]/[.M90];10)" office:value-type="float" office:value="0.9549256198" calcext:value-type="float">
            <text:p>0.9549256198</text:p>
          </table:table-cell>
          <table:table-cell table:style-name="ce52" table:formula="of:=ROUND([.J90]/[.M90];10)" office:value-type="float" office:value="0.0002652479" calcext:value-type="float">
            <text:p>0.0002652479</text:p>
          </table:table-cell>
          <table:table-cell table:style-name="ce52" table:formula="of:=ROUND(([.J90]/[.M90])*1000;4)" office:value-type="float" office:value="0.2652" calcext:value-type="float">
            <text:p>0.265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60s_lp_webcam#1.csv</text:p>
          </table:table-cell>
          <table:covered-table-cell table:number-columns-repeated="2" table:style-name="ce10"/>
          <table:table-cell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60" calcext:value-type="float">
            <text:p>60</text:p>
          </table:table-cell>
          <table:covered-table-cell table:style-name="ce10"/>
          <table:table-cell table:style-name="ce10" office:value-type="float" office:value="7.68397" calcext:value-type="float">
            <text:p>7.68397</text:p>
          </table:table-cell>
          <table:table-cell table:style-name="ce10" office:value-type="float" office:value="461.08" calcext:value-type="float">
            <text:p>461.08</text:p>
          </table:table-cell>
          <table:table-cell table:style-name="ce52" table:formula="of:=ROUND([.I91]/3600;5)" office:value-type="float" office:value="0.12808" calcext:value-type="float">
            <text:p>0.12808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K91];2)" office:value-type="float" office:value="8.07" calcext:value-type="float">
            <text:p>8.07</text:p>
          </table:table-cell>
          <table:table-cell table:style-name="ce52" table:formula="of:= ROUND([.F91]/[.K91];0)" office:value-type="float" office:value="484" calcext:value-type="float">
            <text:p>484</text:p>
          </table:table-cell>
          <table:table-cell table:style-name="ce52" table:formula="of:=ROUND([.I91]/[.M91];10)" office:value-type="float" office:value="0.9526446281" calcext:value-type="float">
            <text:p>0.9526446281</text:p>
          </table:table-cell>
          <table:table-cell table:style-name="ce52" table:formula="of:=ROUND([.J91]/[.M91];10)" office:value-type="float" office:value="0.0002646281" calcext:value-type="float">
            <text:p>0.0002646281</text:p>
          </table:table-cell>
          <table:table-cell table:style-name="ce52" table:formula="of:=ROUND(([.J91]/[.M91])*1000;4)" office:value-type="float" office:value="0.2646" calcext:value-type="float">
            <text:p>0.2646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testvid#1.csv</text:p>
          </table:table-cell>
          <table:covered-table-cell table:style-name="ce29"/>
          <table:table-cell table:style-name="ce36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36"/>
          <table:covered-table-cell table:style-name="ce66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table-cell table:style-name="ce36" office:value-type="string" calcext:value-type="string" table:number-columns-spanned="1" table:number-rows-spanned="5">
            <text:p>HIGH (10W )</text:p>
          </table:table-cell>
          <table:table-cell table:style-name="ce10" table:number-columns-repeated="2"/>
          <table:table-cell table:style-name="ce52" table:formula="of:=ROUND([.I92]/3600;5)" office:value-type="float" office:value="0" calcext:value-type="float">
            <text:p>0</text:p>
          </table:table-cell>
          <table:table-cell table:style-name="ce10"/>
          <table:table-cell table:style-name="ce52" table:formula="of:=ROUND(1/ [.K92];2)" office:value-type="string" office:string-value="" calcext:value-type="error">
            <text:p>#DIV/0!</text:p>
          </table:table-cell>
          <table:table-cell table:style-name="ce52" table:formula="of:= ROUND([.F92]/[.K92];0)" office:value-type="string" office:string-value="" calcext:value-type="error">
            <text:p>#DIV/0!</text:p>
          </table:table-cell>
          <table:table-cell table:style-name="ce52" table:formula="of:=ROUND([.I92]/[.M92];10)" office:value-type="string" office:string-value="" calcext:value-type="error">
            <text:p>#DIV/0!</text:p>
          </table:table-cell>
          <table:table-cell table:style-name="ce52" table:formula="of:=ROUND([.J92]/[.M92];10)" office:value-type="string" office:string-value="" calcext:value-type="error">
            <text:p>#DIV/0!</text:p>
          </table:table-cell>
          <table:table-cell table:style-name="ce52" table:formula="of:=ROUND(([.J92]/[.M9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testvid#2.csv</text:p>
          </table:table-cell>
          <table:covered-table-cell table:style-name="ce29"/>
          <table:covered-table-cell table:style-name="ce10"/>
          <table:table-cell table:style-name="ce10"/>
          <table:covered-table-cell table:style-name="ce66"/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table:number-columns-repeated="2"/>
          <table:table-cell table:style-name="ce52" table:formula="of:=ROUND([.I93]/3600;5)" office:value-type="float" office:value="0" calcext:value-type="float">
            <text:p>0</text:p>
          </table:table-cell>
          <table:table-cell table:style-name="ce10"/>
          <table:table-cell table:style-name="ce52" table:formula="of:=ROUND(1/ [.K93];2)" office:value-type="string" office:string-value="" calcext:value-type="error">
            <text:p>#DIV/0!</text:p>
          </table:table-cell>
          <table:table-cell table:style-name="ce52" table:formula="of:= ROUND([.F93]/[.K93];0)" office:value-type="string" office:string-value="" calcext:value-type="error">
            <text:p>#DIV/0!</text:p>
          </table:table-cell>
          <table:table-cell table:style-name="ce52" table:formula="of:=ROUND([.I93]/[.M93];10)" office:value-type="string" office:string-value="" calcext:value-type="error">
            <text:p>#DIV/0!</text:p>
          </table:table-cell>
          <table:table-cell table:style-name="ce52" table:formula="of:=ROUND([.J93]/[.M93];10)" office:value-type="string" office:string-value="" calcext:value-type="error">
            <text:p>#DIV/0!</text:p>
          </table:table-cell>
          <table:table-cell table:style-name="ce52" table:formula="of:=ROUND(([.J93]/[.M9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10s_testvid#3.csv</text:p>
          </table:table-cell>
          <table:covered-table-cell table:style-name="ce29"/>
          <table:covered-table-cell table:style-name="ce10"/>
          <table:table-cell table:style-name="ce10"/>
          <table:covered-table-cell table:style-name="ce66"/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table:number-columns-repeated="2"/>
          <table:table-cell table:style-name="ce52" table:formula="of:=ROUND([.I94]/3600;5)" office:value-type="float" office:value="0" calcext:value-type="float">
            <text:p>0</text:p>
          </table:table-cell>
          <table:table-cell table:style-name="ce10"/>
          <table:table-cell table:style-name="ce52" table:formula="of:=ROUND(1/ [.K94];2)" office:value-type="string" office:string-value="" calcext:value-type="error">
            <text:p>#DIV/0!</text:p>
          </table:table-cell>
          <table:table-cell table:style-name="ce52" table:formula="of:= ROUND([.F94]/[.K94];0)" office:value-type="string" office:string-value="" calcext:value-type="error">
            <text:p>#DIV/0!</text:p>
          </table:table-cell>
          <table:table-cell table:style-name="ce52" table:formula="of:=ROUND([.I94]/[.M94];10)" office:value-type="string" office:string-value="" calcext:value-type="error">
            <text:p>#DIV/0!</text:p>
          </table:table-cell>
          <table:table-cell table:style-name="ce52" table:formula="of:=ROUND([.J94]/[.M94];10)" office:value-type="string" office:string-value="" calcext:value-type="error">
            <text:p>#DIV/0!</text:p>
          </table:table-cell>
          <table:table-cell table:style-name="ce52" table:formula="of:=ROUND(([.J94]/[.M9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30s_testvid#1.csv</text:p>
          </table:table-cell>
          <table:covered-table-cell table:style-name="ce29"/>
          <table:covered-table-cell table:style-name="ce10"/>
          <table:table-cell table:style-name="ce10"/>
          <table:covered-table-cell table:style-name="ce66"/>
          <table:table-cell table:style-name="ce10" office:value-type="float" office:value="30" calcext:value-type="float">
            <text:p>30</text:p>
          </table:table-cell>
          <table:covered-table-cell table:style-name="ce10"/>
          <table:table-cell table:style-name="ce10" table:number-columns-repeated="2"/>
          <table:table-cell table:style-name="ce52" table:formula="of:=ROUND([.I95]/3600;5)" office:value-type="float" office:value="0" calcext:value-type="float">
            <text:p>0</text:p>
          </table:table-cell>
          <table:table-cell table:style-name="ce10"/>
          <table:table-cell table:style-name="ce52" table:formula="of:=ROUND(1/ [.K95];2)" office:value-type="string" office:string-value="" calcext:value-type="error">
            <text:p>#DIV/0!</text:p>
          </table:table-cell>
          <table:table-cell table:style-name="ce52" table:formula="of:= ROUND([.F95]/[.K95];0)" office:value-type="string" office:string-value="" calcext:value-type="error">
            <text:p>#DIV/0!</text:p>
          </table:table-cell>
          <table:table-cell table:style-name="ce52" table:formula="of:=ROUND([.I95]/[.M95];10)" office:value-type="string" office:string-value="" calcext:value-type="error">
            <text:p>#DIV/0!</text:p>
          </table:table-cell>
          <table:table-cell table:style-name="ce52" table:formula="of:=ROUND([.J95]/[.M95];10)" office:value-type="string" office:string-value="" calcext:value-type="error">
            <text:p>#DIV/0!</text:p>
          </table:table-cell>
          <table:table-cell table:style-name="ce52" table:formula="of:=ROUND(([.J95]/[.M9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x_60s_testvid#1.csv</text:p>
          </table:table-cell>
          <table:covered-table-cell table:style-name="ce29"/>
          <table:covered-table-cell table:style-name="ce10"/>
          <table:table-cell table:style-name="ce10"/>
          <table:covered-table-cell table:style-name="ce66"/>
          <table:table-cell table:style-name="ce10" office:value-type="float" office:value="60" calcext:value-type="float">
            <text:p>60</text:p>
          </table:table-cell>
          <table:covered-table-cell table:style-name="ce10"/>
          <table:table-cell table:style-name="ce10" table:number-columns-repeated="2"/>
          <table:table-cell table:style-name="ce52" table:formula="of:=ROUND([.I96]/3600;5)" office:value-type="float" office:value="0" calcext:value-type="float">
            <text:p>0</text:p>
          </table:table-cell>
          <table:table-cell table:style-name="ce10"/>
          <table:table-cell table:style-name="ce52" table:formula="of:=ROUND(1/ [.K96];2)" office:value-type="string" office:string-value="" calcext:value-type="error">
            <text:p>#DIV/0!</text:p>
          </table:table-cell>
          <table:table-cell table:style-name="ce52" table:formula="of:= ROUND([.F96]/[.K96];0)" office:value-type="string" office:string-value="" calcext:value-type="error">
            <text:p>#DIV/0!</text:p>
          </table:table-cell>
          <table:table-cell table:style-name="ce52" table:formula="of:=ROUND([.I96]/[.M96];10)" office:value-type="string" office:string-value="" calcext:value-type="error">
            <text:p>#DIV/0!</text:p>
          </table:table-cell>
          <table:table-cell table:style-name="ce52" table:formula="of:=ROUND([.J96]/[.M96];10)" office:value-type="string" office:string-value="" calcext:value-type="error">
            <text:p>#DIV/0!</text:p>
          </table:table-cell>
          <table:table-cell table:style-name="ce52" table:formula="of:=ROUND(([.J96]/[.M9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7:33:19.287256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17T18:02:52.408843796</dc:date>
    <meta:editing-duration>PT22H9M13S</meta:editing-duration>
    <meta:editing-cycles>154</meta:editing-cycles>
    <meta:document-statistic meta:table-count="1" meta:cell-count="1183" meta:object-count="0"/>
  </office:meta>
</office:document-meta>
</file>